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34pt" fo:break-before="auto" style:use-optimal-row-height="true"/>
    </style:style>
    <style:style style:name="ro3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2" style:family="table-cell" style:parent-style-name="Default">
      <style:table-cell-properties fo:background-color="#009900" style:text-align-source="fix" style:repeat-content="false" style:vertical-align="middle"/>
      <style:paragraph-properties fo:text-align="end" fo:margin-left="0pt"/>
    </style:style>
    <style:style style:name="ce3" style:family="table-cell" style:parent-style-name="Default">
      <style:table-cell-properties fo:background-color="#009900"/>
    </style:style>
    <style:style style:name="ce4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5" style:family="table-cell" style:parent-style-name="Default">
      <style:table-cell-properties fo:background-color="#0066ff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0066ff" style:text-align-source="fix" style:repeat-content="false" fo:border="0.06pt solid #000000" style:vertical-align="middle"/>
      <style:paragraph-properties fo:text-align="center" fo:margin-left="0pt"/>
      <style:text-properties fo:color="#ffffff"/>
    </style:style>
    <style:style style:name="ce13" style:family="table-cell" style:parent-style-name="Default">
      <style:table-cell-properties fo:background-color="#0066ff" style:text-align-source="fix" style:repeat-content="false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pt"/>
    </style:style>
    <style:style style:name="ce16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483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61" table:number-rows-spanned="1">
            <text:p>Quad Nibble</text:p>
          </table:table-cell>
          <table:covered-table-cell table:number-columns-repeated="15" table:style-name="ce7"/>
          <table:covered-table-cell table:number-columns-repeated="45"/>
          <table:table-cell table:number-columns-repeated="421"/>
        </table:table-row>
        <table:table-row table:style-name="ro1">
          <table:table-cell table:style-name="ce1"/>
          <table:table-cell table:style-name="ce5" office:value-type="string" calcext:value-type="string" table:number-columns-spanned="16" table:number-rows-spanned="1">
            <text:p>Nibble</text:p>
          </table:table-cell>
          <table:covered-table-cell table:number-columns-repeated="15" table:style-name="ce7"/>
          <table:table-cell office:value-type="string" calcext:value-type="string">
            <text:p>Available Hosts</text:p>
          </table:table-cell>
          <table:table-cell table:number-columns-repeated="46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16" table:number-rows-spanned="1">
            <text:p>0</text:p>
            <text:p>0-F</text:p>
          </table:table-cell>
          <table:covered-table-cell table:number-columns-repeated="15" table:style-name="ce7"/>
          <table:table-cell table:formula="of:=2^(128-[.A3])" office:value-type="float" office:value="3.40282366920938E+038" calcext:value-type="float">
            <text:p>340282366920938000000000000000000000000</text:p>
          </table:table-cell>
          <table:table-cell table:number-columns-repeated="46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8" table:number-rows-spanned="1">
            <text:p>0-7</text:p>
          </table:table-cell>
          <table:covered-table-cell table:number-columns-repeated="7" table:style-name="ce7"/>
          <table:table-cell table:style-name="ce6" office:value-type="string" calcext:value-type="string" table:number-columns-spanned="8" table:number-rows-spanned="1">
            <text:p>8-F</text:p>
          </table:table-cell>
          <table:covered-table-cell table:number-columns-repeated="7" table:style-name="ce7"/>
          <table:table-cell table:formula="of:=2^(128-[.A4])" office:value-type="float" office:value="1.70141183460469E+038" calcext:value-type="float">
            <text:p>170141183460469000000000000000000000000</text:p>
          </table:table-cell>
          <table:table-cell table:number-columns-repeated="46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 table:number-columns-spanned="4" table:number-rows-spanned="1">
            <text:p>0-3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4-7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8-B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C-F</text:p>
          </table:table-cell>
          <table:covered-table-cell table:number-columns-repeated="3" table:style-name="ce7"/>
          <table:table-cell table:formula="of:=2^(128-[.A5])" office:value-type="float" office:value="8.50705917302346E+037" calcext:value-type="float">
            <text:p>85070591730234600000000000000000000000</text:p>
          </table:table-cell>
          <table:table-cell table:number-columns-repeated="46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 table:number-columns-spanned="2" table:number-rows-spanned="1">
            <text:p>0-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-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4-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-7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8-9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-B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-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E-F</text:p>
          </table:table-cell>
          <table:covered-table-cell table:style-name="ce7"/>
          <table:table-cell table:formula="of:=2^(128-[.A6])" office:value-type="float" office:value="4.25352958651173E+037" calcext:value-type="float">
            <text:p>42535295865117300000000000000000000000</text:p>
          </table:table-cell>
          <table:table-cell table:number-columns-repeated="46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formula="of:=2^(128-[.A7])" office:value-type="float" office:value="2.12676479325587E+037" calcext:value-type="float">
            <text:p>21267647932558700000000000000000000000</text:p>
          </table:table-cell>
          <table:table-cell table:number-columns-repeated="465"/>
        </table:table-row>
        <table:table-row table:style-name="ro1">
          <table:table-cell/>
          <table:table-cell table:style-name="ce8" table:number-columns-repeated="10"/>
          <table:table-cell table:style-name="ce10" table:number-columns-repeated="5"/>
          <table:table-cell table:style-name="ce12" office:value-type="string" calcext:value-type="string" table:number-columns-spanned="16" table:number-rows-spanned="1">
            <text:p>Nibble</text:p>
          </table:table-cell>
          <table:covered-table-cell table:number-columns-repeated="15"/>
          <table:table-cell office:value-type="string" calcext:value-type="string">
            <text:p>Available Hosts</text:p>
          </table:table-cell>
          <table:table-cell table:number-columns-repeated="450"/>
        </table:table-row>
        <table:table-row table:style-name="ro2">
          <table:table-cell table:number-columns-repeated="15"/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 table:number-columns-spanned="16" table:number-rows-spanned="1">
            <text:p>0</text:p>
            <text:p>0-F</text:p>
          </table:table-cell>
          <table:covered-table-cell table:number-columns-repeated="15" table:style-name="ce7"/>
          <table:table-cell table:formula="of:=2^(128-[.P9])" office:value-type="float" office:value="2.12676479325587E+037" calcext:value-type="float">
            <text:p>21267647932558700000000000000000000000</text:p>
          </table:table-cell>
          <table:table-cell table:number-columns-repeated="450"/>
        </table:table-row>
        <table:table-row table:style-name="ro1">
          <table:table-cell table:number-columns-repeated="15"/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 table:number-columns-spanned="8" table:number-rows-spanned="1">
            <text:p>0-7</text:p>
          </table:table-cell>
          <table:covered-table-cell table:number-columns-repeated="7" table:style-name="ce7"/>
          <table:table-cell table:style-name="ce6" office:value-type="string" calcext:value-type="string" table:number-columns-spanned="8" table:number-rows-spanned="1">
            <text:p>8-F</text:p>
          </table:table-cell>
          <table:covered-table-cell table:number-columns-repeated="7" table:style-name="ce7"/>
          <table:table-cell table:formula="of:=2^(128-[.P10])" office:value-type="float" office:value="1.06338239662793E+037" calcext:value-type="float">
            <text:p>10633823966279300000000000000000000000</text:p>
          </table:table-cell>
          <table:table-cell table:number-columns-repeated="450"/>
        </table:table-row>
        <table:table-row table:style-name="ro1">
          <table:table-cell table:number-columns-repeated="15"/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 table:number-columns-spanned="4" table:number-rows-spanned="1">
            <text:p>0-3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4-7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8-B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C-F</text:p>
          </table:table-cell>
          <table:covered-table-cell table:number-columns-repeated="3" table:style-name="ce7"/>
          <table:table-cell table:formula="of:=2^(128-[.P11])" office:value-type="float" office:value="5.31691198313966E+036" calcext:value-type="float">
            <text:p>5316911983139660000000000000000000000</text:p>
          </table:table-cell>
          <table:table-cell table:number-columns-repeated="450"/>
        </table:table-row>
        <table:table-row table:style-name="ro1">
          <table:table-cell table:number-columns-repeated="15"/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 table:number-columns-spanned="2" table:number-rows-spanned="1">
            <text:p>0-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-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4-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-7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8-9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-B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-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E-F</text:p>
          </table:table-cell>
          <table:covered-table-cell table:style-name="ce7"/>
          <table:table-cell table:formula="of:=2^(128-[.P12])" office:value-type="float" office:value="2.65845599156983E+036" calcext:value-type="float">
            <text:p>2658455991569830000000000000000000000</text:p>
          </table:table-cell>
          <table:table-cell table:number-columns-repeated="450"/>
        </table:table-row>
        <table:table-row table:style-name="ro1">
          <table:table-cell table:number-columns-repeated="15"/>
          <table:table-cell table:style-name="ce3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formula="of:=2^(128-[.P13])" office:value-type="float" office:value="1.32922799578492E+036" calcext:value-type="float">
            <text:p>1329227995784920000000000000000000000</text:p>
          </table:table-cell>
          <table:table-cell table:number-columns-repeated="450"/>
        </table:table-row>
        <table:table-row table:style-name="ro1">
          <table:table-cell table:number-columns-repeated="15"/>
          <table:table-cell table:style-name="ce11"/>
          <table:table-cell table:style-name="ce8" table:number-columns-repeated="10"/>
          <table:table-cell table:style-name="ce10" table:number-columns-repeated="5"/>
          <table:table-cell table:style-name="ce13" office:value-type="string" calcext:value-type="string" table:number-columns-spanned="16" table:number-rows-spanned="1">
            <text:p>Nibble</text:p>
          </table:table-cell>
          <table:covered-table-cell table:number-columns-repeated="15"/>
          <table:table-cell office:value-type="string" calcext:value-type="string">
            <text:p>Available Hosts</text:p>
          </table:table-cell>
          <table:table-cell table:number-columns-repeated="435"/>
        </table:table-row>
        <table:table-row table:style-name="ro2">
          <table:table-cell table:number-columns-repeated="30"/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 table:number-columns-spanned="16" table:number-rows-spanned="1">
            <text:p>0</text:p>
            <text:p>0-F</text:p>
          </table:table-cell>
          <table:covered-table-cell table:number-columns-repeated="15" table:style-name="ce7"/>
          <table:table-cell table:formula="of:=2^(128-[.AE15])" office:value-type="float" office:value="1.32922799578492E+036" calcext:value-type="float">
            <text:p>1329227995784920000000000000000000000</text:p>
          </table:table-cell>
          <table:table-cell table:number-columns-repeated="435"/>
        </table:table-row>
        <table:table-row table:style-name="ro1">
          <table:table-cell table:number-columns-repeated="30"/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 table:number-columns-spanned="8" table:number-rows-spanned="1">
            <text:p>0-7</text:p>
          </table:table-cell>
          <table:covered-table-cell table:number-columns-repeated="7" table:style-name="ce7"/>
          <table:table-cell table:style-name="ce6" office:value-type="string" calcext:value-type="string" table:number-columns-spanned="8" table:number-rows-spanned="1">
            <text:p>8-F</text:p>
          </table:table-cell>
          <table:covered-table-cell table:number-columns-repeated="7" table:style-name="ce7"/>
          <table:table-cell table:formula="of:=2^(128-[.AE16])" office:value-type="float" office:value="6.64613997892458E+035" calcext:value-type="float">
            <text:p>664613997892458000000000000000000000</text:p>
          </table:table-cell>
          <table:table-cell table:number-columns-repeated="435"/>
        </table:table-row>
        <table:table-row table:style-name="ro1">
          <table:table-cell table:number-columns-repeated="30"/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 table:number-columns-spanned="4" table:number-rows-spanned="1">
            <text:p>0-3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4-7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8-B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C-F</text:p>
          </table:table-cell>
          <table:covered-table-cell table:number-columns-repeated="3" table:style-name="ce7"/>
          <table:table-cell table:formula="of:=2^(128-[.AE17])" office:value-type="float" office:value="3.32306998946229E+035" calcext:value-type="float">
            <text:p>332306998946229000000000000000000000</text:p>
          </table:table-cell>
          <table:table-cell table:number-columns-repeated="435"/>
        </table:table-row>
        <table:table-row table:style-name="ro1">
          <table:table-cell table:number-columns-repeated="30"/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 table:number-columns-spanned="2" table:number-rows-spanned="1">
            <text:p>0-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-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4-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-7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8-9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-B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-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E-F</text:p>
          </table:table-cell>
          <table:covered-table-cell table:style-name="ce7"/>
          <table:table-cell table:formula="of:=2^(128-[.AE18])" office:value-type="float" office:value="1.66153499473114E+035" calcext:value-type="float">
            <text:p>166153499473114000000000000000000000</text:p>
          </table:table-cell>
          <table:table-cell table:number-columns-repeated="435"/>
        </table:table-row>
        <table:table-row table:style-name="ro1">
          <table:table-cell table:number-columns-repeated="30"/>
          <table:table-cell table:style-name="ce3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formula="of:=2^(128-[.AE19])" office:value-type="float" office:value="8.30767497365573E+034" calcext:value-type="float">
            <text:p>83076749736557300000000000000000000</text:p>
          </table:table-cell>
          <table:table-cell table:number-columns-repeated="435"/>
        </table:table-row>
        <table:table-row table:style-name="ro1">
          <table:table-cell table:number-columns-repeated="31"/>
          <table:table-cell table:style-name="ce8" table:number-columns-repeated="10"/>
          <table:table-cell table:style-name="ce10" table:number-columns-repeated="5"/>
          <table:table-cell table:style-name="ce12" office:value-type="string" calcext:value-type="string" table:number-columns-spanned="16" table:number-rows-spanned="1">
            <text:p>Nibble</text:p>
          </table:table-cell>
          <table:covered-table-cell table:number-columns-repeated="15"/>
          <table:table-cell office:value-type="string" calcext:value-type="string">
            <text:p>Available Hosts</text:p>
          </table:table-cell>
          <table:table-cell table:number-columns-repeated="420"/>
        </table:table-row>
        <table:table-row table:style-name="ro3">
          <table:table-cell table:number-columns-repeated="45"/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 table:number-columns-spanned="16" table:number-rows-spanned="1">
            <text:p>0</text:p>
            <text:p>0-F</text:p>
          </table:table-cell>
          <table:covered-table-cell table:number-columns-repeated="15" table:style-name="ce7"/>
          <table:table-cell table:formula="of:=2^(128-[.AT21])" office:value-type="float" office:value="8.30767497365573E+034" calcext:value-type="float">
            <text:p>83076749736557300000000000000000000</text:p>
          </table:table-cell>
          <table:table-cell table:number-columns-repeated="420"/>
        </table:table-row>
        <table:table-row table:style-name="ro1">
          <table:table-cell table:number-columns-repeated="45"/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 table:number-columns-spanned="8" table:number-rows-spanned="1">
            <text:p>0-7</text:p>
          </table:table-cell>
          <table:covered-table-cell table:number-columns-repeated="7" table:style-name="ce7"/>
          <table:table-cell table:style-name="ce6" office:value-type="string" calcext:value-type="string" table:number-columns-spanned="8" table:number-rows-spanned="1">
            <text:p>8-F</text:p>
          </table:table-cell>
          <table:covered-table-cell table:number-columns-repeated="7" table:style-name="ce7"/>
          <table:table-cell table:formula="of:=2^(128-[.AT22])" office:value-type="float" office:value="4.15383748682786E+034" calcext:value-type="float">
            <text:p>41538374868278600000000000000000000</text:p>
          </table:table-cell>
          <table:table-cell table:number-columns-repeated="420"/>
        </table:table-row>
        <table:table-row table:style-name="ro1">
          <table:table-cell table:number-columns-repeated="45"/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 table:number-columns-spanned="4" table:number-rows-spanned="1">
            <text:p>0-3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4-7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8-B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C-F</text:p>
          </table:table-cell>
          <table:covered-table-cell table:number-columns-repeated="3" table:style-name="ce7"/>
          <table:table-cell table:formula="of:=2^(128-[.AT23])" office:value-type="float" office:value="2.07691874341393E+034" calcext:value-type="float">
            <text:p>20769187434139300000000000000000000</text:p>
          </table:table-cell>
          <table:table-cell table:number-columns-repeated="420"/>
        </table:table-row>
        <table:table-row table:style-name="ro1">
          <table:table-cell table:number-columns-repeated="45"/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 table:number-columns-spanned="2" table:number-rows-spanned="1">
            <text:p>0-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-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4-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-7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8-9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-B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-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E-F</text:p>
          </table:table-cell>
          <table:covered-table-cell table:style-name="ce7"/>
          <table:table-cell table:formula="of:=2^(128-[.AT24])" office:value-type="float" office:value="1.03845937170697E+034" calcext:value-type="float">
            <text:p>10384593717069700000000000000000000</text:p>
          </table:table-cell>
          <table:table-cell table:number-columns-repeated="420"/>
        </table:table-row>
        <table:table-row table:style-name="ro1">
          <table:table-cell table:number-columns-repeated="45"/>
          <table:table-cell table:style-name="ce3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formula="of:=2^(128-[.AT25])" office:value-type="float" office:value="5.19229685853483E+033" calcext:value-type="float">
            <text:p>5192296858534830000000000000000000</text:p>
          </table:table-cell>
          <table:table-cell table:number-columns-repeated="420"/>
        </table:table-row>
        <table:table-row table:style-name="ro1">
          <table:table-cell table:number-columns-repeated="45"/>
          <table:table-cell table:style-name="ce11"/>
          <table:table-cell table:style-name="ce14" table:number-columns-repeated="10"/>
          <table:table-cell table:style-name="ce15" table:number-columns-repeated="5"/>
          <table:table-cell table:style-name="ce16" office:value-type="string" calcext:value-type="string" table:number-columns-spanned="61" table:number-rows-spanned="1">
            <text:p>Quad Nibble</text:p>
          </table:table-cell>
          <table:covered-table-cell table:number-columns-repeated="60"/>
          <table:table-cell table:number-columns-repeated="361"/>
        </table:table-row>
        <table:table-row table:style-name="ro1">
          <table:table-cell table:number-columns-repeated="45"/>
          <table:table-cell table:style-name="ce11"/>
          <table:table-cell table:style-name="ce8" table:number-columns-repeated="10"/>
          <table:table-cell table:style-name="ce10" table:number-columns-repeated="5"/>
          <table:table-cell table:style-name="ce12" office:value-type="string" calcext:value-type="string" table:number-columns-spanned="16" table:number-rows-spanned="1">
            <text:p>Nibble</text:p>
          </table:table-cell>
          <table:covered-table-cell table:number-columns-repeated="15"/>
          <table:table-cell office:value-type="string" calcext:value-type="string">
            <text:p>Available Hosts</text:p>
          </table:table-cell>
          <table:table-cell table:number-columns-repeated="405"/>
        </table:table-row>
        <table:table-row table:style-name="ro2">
          <table:table-cell table:number-columns-repeated="60"/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 table:number-columns-spanned="16" table:number-rows-spanned="1">
            <text:p>0</text:p>
            <text:p>0-F</text:p>
          </table:table-cell>
          <table:covered-table-cell table:number-columns-repeated="15" table:style-name="ce7"/>
          <table:table-cell table:formula="of:=2^(128-[.BI28])" office:value-type="float" office:value="5.19229685853483E+033" calcext:value-type="float">
            <text:p>5192296858534830000000000000000000</text:p>
          </table:table-cell>
          <table:table-cell table:number-columns-repeated="405"/>
        </table:table-row>
        <table:table-row table:style-name="ro1">
          <table:table-cell table:number-columns-repeated="60"/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 table:number-columns-spanned="8" table:number-rows-spanned="1">
            <text:p>0-7</text:p>
          </table:table-cell>
          <table:covered-table-cell table:number-columns-repeated="7" table:style-name="ce7"/>
          <table:table-cell table:style-name="ce6" office:value-type="string" calcext:value-type="string" table:number-columns-spanned="8" table:number-rows-spanned="1">
            <text:p>8-F</text:p>
          </table:table-cell>
          <table:covered-table-cell table:number-columns-repeated="7" table:style-name="ce7"/>
          <table:table-cell table:formula="of:=2^(128-[.BI29])" office:value-type="float" office:value="2.59614842926741E+033" calcext:value-type="float">
            <text:p>2596148429267410000000000000000000</text:p>
          </table:table-cell>
          <table:table-cell table:number-columns-repeated="405"/>
        </table:table-row>
        <table:table-row table:style-name="ro1">
          <table:table-cell table:number-columns-repeated="60"/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 table:number-columns-spanned="4" table:number-rows-spanned="1">
            <text:p>0-3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4-7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8-B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C-F</text:p>
          </table:table-cell>
          <table:covered-table-cell table:number-columns-repeated="3" table:style-name="ce7"/>
          <table:table-cell table:formula="of:=2^(128-[.BI30])" office:value-type="float" office:value="1.29807421463371E+033" calcext:value-type="float">
            <text:p>1298074214633710000000000000000000</text:p>
          </table:table-cell>
          <table:table-cell table:number-columns-repeated="405"/>
        </table:table-row>
        <table:table-row table:style-name="ro1">
          <table:table-cell table:number-columns-repeated="60"/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 table:number-columns-spanned="2" table:number-rows-spanned="1">
            <text:p>0-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-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4-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-7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8-9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-B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-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E-F</text:p>
          </table:table-cell>
          <table:covered-table-cell table:style-name="ce7"/>
          <table:table-cell table:formula="of:=2^(128-[.BI31])" office:value-type="float" office:value="6.49037107316853E+032" calcext:value-type="float">
            <text:p>649037107316853000000000000000000</text:p>
          </table:table-cell>
          <table:table-cell table:number-columns-repeated="405"/>
        </table:table-row>
        <table:table-row table:style-name="ro1">
          <table:table-cell table:number-columns-repeated="60"/>
          <table:table-cell table:style-name="ce3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formula="of:=2^(128-[.BI32])" office:value-type="float" office:value="3.24518553658427E+032" calcext:value-type="float">
            <text:p>324518553658427000000000000000000</text:p>
          </table:table-cell>
          <table:table-cell table:number-columns-repeated="405"/>
        </table:table-row>
        <table:table-row table:style-name="ro1">
          <table:table-cell table:number-columns-repeated="61"/>
          <table:table-cell table:style-name="ce8" table:number-columns-repeated="10"/>
          <table:table-cell table:style-name="ce10" table:number-columns-repeated="5"/>
          <table:table-cell table:style-name="ce12" office:value-type="string" calcext:value-type="string" table:number-columns-spanned="16" table:number-rows-spanned="1">
            <text:p>Nibble</text:p>
          </table:table-cell>
          <table:covered-table-cell table:number-columns-repeated="15"/>
          <table:table-cell office:value-type="string" calcext:value-type="string">
            <text:p>Available Hosts</text:p>
          </table:table-cell>
          <table:table-cell table:number-columns-repeated="390"/>
        </table:table-row>
        <table:table-row table:style-name="ro2">
          <table:table-cell table:number-columns-repeated="75"/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 table:number-columns-spanned="16" table:number-rows-spanned="1">
            <text:p>0</text:p>
            <text:p>0-F</text:p>
          </table:table-cell>
          <table:covered-table-cell table:number-columns-repeated="15" table:style-name="ce7"/>
          <table:table-cell table:formula="of:=2^(128-[.BX34])" office:value-type="float" office:value="3.24518553658427E+032" calcext:value-type="float">
            <text:p>324518553658427000000000000000000</text:p>
          </table:table-cell>
          <table:table-cell table:number-columns-repeated="390"/>
        </table:table-row>
        <table:table-row table:style-name="ro1">
          <table:table-cell table:number-columns-repeated="75"/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 table:number-columns-spanned="8" table:number-rows-spanned="1">
            <text:p>0-7</text:p>
          </table:table-cell>
          <table:covered-table-cell table:number-columns-repeated="7" table:style-name="ce7"/>
          <table:table-cell table:style-name="ce6" office:value-type="string" calcext:value-type="string" table:number-columns-spanned="8" table:number-rows-spanned="1">
            <text:p>8-F</text:p>
          </table:table-cell>
          <table:covered-table-cell table:number-columns-repeated="7" table:style-name="ce7"/>
          <table:table-cell table:formula="of:=2^(128-[.BX35])" office:value-type="float" office:value="1.62259276829213E+032" calcext:value-type="float">
            <text:p>162259276829213000000000000000000</text:p>
          </table:table-cell>
          <table:table-cell table:number-columns-repeated="390"/>
        </table:table-row>
        <table:table-row table:style-name="ro1">
          <table:table-cell table:number-columns-repeated="75"/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 table:number-columns-spanned="4" table:number-rows-spanned="1">
            <text:p>0-3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4-7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8-B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C-F</text:p>
          </table:table-cell>
          <table:covered-table-cell table:number-columns-repeated="3" table:style-name="ce7"/>
          <table:table-cell table:formula="of:=2^(128-[.BX36])" office:value-type="float" office:value="8.11296384146067E+031" calcext:value-type="float">
            <text:p>81129638414606700000000000000000</text:p>
          </table:table-cell>
          <table:table-cell table:number-columns-repeated="390"/>
        </table:table-row>
        <table:table-row table:style-name="ro1">
          <table:table-cell table:number-columns-repeated="75"/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 table:number-columns-spanned="2" table:number-rows-spanned="1">
            <text:p>0-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-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4-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-7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8-9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-B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-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E-F</text:p>
          </table:table-cell>
          <table:covered-table-cell table:style-name="ce7"/>
          <table:table-cell table:formula="of:=2^(128-[.BX37])" office:value-type="float" office:value="4.05648192073033E+031" calcext:value-type="float">
            <text:p>40564819207303300000000000000000</text:p>
          </table:table-cell>
          <table:table-cell table:number-columns-repeated="390"/>
        </table:table-row>
        <table:table-row table:style-name="ro1">
          <table:table-cell table:number-columns-repeated="75"/>
          <table:table-cell table:style-name="ce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formula="of:=2^(128-[.BX38])" office:value-type="float" office:value="2.02824096036517E+031" calcext:value-type="float">
            <text:p>20282409603651700000000000000000</text:p>
          </table:table-cell>
          <table:table-cell table:number-columns-repeated="390"/>
        </table:table-row>
        <table:table-row table:style-name="ro1">
          <table:table-cell table:number-columns-repeated="76"/>
          <table:table-cell table:style-name="ce8" table:number-columns-repeated="10"/>
          <table:table-cell table:style-name="ce10" table:number-columns-repeated="5"/>
          <table:table-cell table:style-name="ce12" office:value-type="string" calcext:value-type="string" table:number-columns-spanned="16" table:number-rows-spanned="1">
            <text:p>Nibble</text:p>
          </table:table-cell>
          <table:covered-table-cell table:number-columns-repeated="15"/>
          <table:table-cell office:value-type="string" calcext:value-type="string">
            <text:p>Available Hosts</text:p>
          </table:table-cell>
          <table:table-cell table:number-columns-repeated="375"/>
        </table:table-row>
        <table:table-row table:style-name="ro2">
          <table:table-cell table:number-columns-repeated="90"/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 table:number-columns-spanned="16" table:number-rows-spanned="1">
            <text:p>0</text:p>
            <text:p>0-F</text:p>
          </table:table-cell>
          <table:covered-table-cell table:number-columns-repeated="15" table:style-name="ce7"/>
          <table:table-cell table:formula="of:=2^(128-[.CM40])" office:value-type="float" office:value="2.02824096036517E+031" calcext:value-type="float">
            <text:p>20282409603651700000000000000000</text:p>
          </table:table-cell>
          <table:table-cell table:number-columns-repeated="375"/>
        </table:table-row>
        <table:table-row table:style-name="ro1">
          <table:table-cell table:number-columns-repeated="90"/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 table:number-columns-spanned="8" table:number-rows-spanned="1">
            <text:p>0-7</text:p>
          </table:table-cell>
          <table:covered-table-cell table:number-columns-repeated="7" table:style-name="ce7"/>
          <table:table-cell table:style-name="ce6" office:value-type="string" calcext:value-type="string" table:number-columns-spanned="8" table:number-rows-spanned="1">
            <text:p>8-F</text:p>
          </table:table-cell>
          <table:covered-table-cell table:number-columns-repeated="7" table:style-name="ce7"/>
          <table:table-cell table:formula="of:=2^(128-[.CM41])" office:value-type="float" office:value="1.01412048018258E+031" calcext:value-type="float">
            <text:p>10141204801825800000000000000000</text:p>
          </table:table-cell>
          <table:table-cell table:number-columns-repeated="375"/>
        </table:table-row>
        <table:table-row table:style-name="ro1">
          <table:table-cell table:number-columns-repeated="90"/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 table:number-columns-spanned="4" table:number-rows-spanned="1">
            <text:p>0-3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4-7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8-B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C-F</text:p>
          </table:table-cell>
          <table:covered-table-cell table:number-columns-repeated="3" table:style-name="ce7"/>
          <table:table-cell table:formula="of:=2^(128-[.CM42])" office:value-type="float" office:value="5.07060240091292E+030" calcext:value-type="float">
            <text:p>5070602400912920000000000000000</text:p>
          </table:table-cell>
          <table:table-cell table:number-columns-repeated="375"/>
        </table:table-row>
        <table:table-row table:style-name="ro1">
          <table:table-cell table:number-columns-repeated="90"/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 table:number-columns-spanned="2" table:number-rows-spanned="1">
            <text:p>0-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-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4-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-7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8-9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-B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-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E-F</text:p>
          </table:table-cell>
          <table:covered-table-cell table:style-name="ce7"/>
          <table:table-cell table:formula="of:=2^(128-[.CM43])" office:value-type="float" office:value="2.53530120045646E+030" calcext:value-type="float">
            <text:p>2535301200456460000000000000000</text:p>
          </table:table-cell>
          <table:table-cell table:number-columns-repeated="375"/>
        </table:table-row>
        <table:table-row table:style-name="ro1">
          <table:table-cell table:number-columns-repeated="90"/>
          <table:table-cell table:style-name="ce3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formula="of:=2^(128-[.CM44])" office:value-type="float" office:value="1.26765060022823E+030" calcext:value-type="float">
            <text:p>1267650600228230000000000000000</text:p>
          </table:table-cell>
          <table:table-cell table:number-columns-repeated="375"/>
        </table:table-row>
        <table:table-row table:style-name="ro1">
          <table:table-cell table:number-columns-repeated="91"/>
          <table:table-cell table:style-name="ce8" table:number-columns-repeated="10"/>
          <table:table-cell table:style-name="ce10" table:number-columns-repeated="5"/>
          <table:table-cell table:style-name="ce12" office:value-type="string" calcext:value-type="string" table:number-columns-spanned="16" table:number-rows-spanned="1">
            <text:p>Nibble</text:p>
          </table:table-cell>
          <table:covered-table-cell table:number-columns-repeated="15"/>
          <table:table-cell office:value-type="string" calcext:value-type="string">
            <text:p>Available Hosts</text:p>
          </table:table-cell>
          <table:table-cell table:number-columns-repeated="360"/>
        </table:table-row>
        <table:table-row table:style-name="ro2">
          <table:table-cell table:number-columns-repeated="105"/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 table:number-columns-spanned="16" table:number-rows-spanned="1">
            <text:p>0</text:p>
            <text:p>0-F</text:p>
          </table:table-cell>
          <table:covered-table-cell table:number-columns-repeated="15" table:style-name="ce7"/>
          <table:table-cell table:formula="of:=2^(128-[.DB46])" office:value-type="float" office:value="1.26765060022823E+030" calcext:value-type="float">
            <text:p>1267650600228230000000000000000</text:p>
          </table:table-cell>
          <table:table-cell table:number-columns-repeated="360"/>
        </table:table-row>
        <table:table-row table:style-name="ro1">
          <table:table-cell table:number-columns-repeated="105"/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 table:number-columns-spanned="8" table:number-rows-spanned="1">
            <text:p>0-7</text:p>
          </table:table-cell>
          <table:covered-table-cell table:number-columns-repeated="7" table:style-name="ce7"/>
          <table:table-cell table:style-name="ce6" office:value-type="string" calcext:value-type="string" table:number-columns-spanned="8" table:number-rows-spanned="1">
            <text:p>8-F</text:p>
          </table:table-cell>
          <table:covered-table-cell table:number-columns-repeated="7" table:style-name="ce7"/>
          <table:table-cell table:formula="of:=2^(128-[.DB47])" office:value-type="float" office:value="6.33825300114115E+029" calcext:value-type="float">
            <text:p>633825300114115000000000000000</text:p>
          </table:table-cell>
          <table:table-cell table:number-columns-repeated="360"/>
        </table:table-row>
        <table:table-row table:style-name="ro1">
          <table:table-cell table:number-columns-repeated="105"/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 table:number-columns-spanned="4" table:number-rows-spanned="1">
            <text:p>0-3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4-7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8-B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C-F</text:p>
          </table:table-cell>
          <table:covered-table-cell table:number-columns-repeated="3" table:style-name="ce7"/>
          <table:table-cell table:formula="of:=2^(128-[.DB48])" office:value-type="float" office:value="3.16912650057057E+029" calcext:value-type="float">
            <text:p>316912650057057000000000000000</text:p>
          </table:table-cell>
          <table:table-cell table:number-columns-repeated="360"/>
        </table:table-row>
        <table:table-row table:style-name="ro1">
          <table:table-cell table:number-columns-repeated="105"/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 table:number-columns-spanned="2" table:number-rows-spanned="1">
            <text:p>0-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-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4-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-7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8-9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-B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-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E-F</text:p>
          </table:table-cell>
          <table:covered-table-cell table:style-name="ce7"/>
          <table:table-cell table:formula="of:=2^(128-[.DB49])" office:value-type="float" office:value="1.58456325028529E+029" calcext:value-type="float">
            <text:p>158456325028529000000000000000</text:p>
          </table:table-cell>
          <table:table-cell table:number-columns-repeated="360"/>
        </table:table-row>
        <table:table-row table:style-name="ro1">
          <table:table-cell table:number-columns-repeated="105"/>
          <table:table-cell table:style-name="ce3" office:value-type="float" office:value="32" calcext:value-type="float">
            <text:p>3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formula="of:=2^(128-[.DB50])" office:value-type="float" office:value="7.92281625142643E+028" calcext:value-type="float">
            <text:p>79228162514264300000000000000</text:p>
          </table:table-cell>
          <table:table-cell table:number-columns-repeated="360"/>
        </table:table-row>
        <table:table-row table:style-name="ro1">
          <table:table-cell table:number-columns-repeated="106"/>
          <table:table-cell table:style-name="ce8" table:number-columns-repeated="10"/>
          <table:table-cell table:style-name="ce10" table:number-columns-repeated="5"/>
          <table:table-cell table:style-name="ce17" office:value-type="string" calcext:value-type="string" table:number-columns-spanned="61" table:number-rows-spanned="1">
            <text:p>Quad Nibble</text:p>
          </table:table-cell>
          <table:covered-table-cell table:number-columns-repeated="60"/>
          <table:table-cell table:number-columns-repeated="301"/>
        </table:table-row>
        <table:table-row table:style-name="ro1">
          <table:table-cell table:number-columns-repeated="106"/>
          <table:table-cell table:style-name="ce8" table:number-columns-repeated="10"/>
          <table:table-cell table:style-name="ce10" table:number-columns-repeated="5"/>
          <table:table-cell table:style-name="ce12" office:value-type="string" calcext:value-type="string" table:number-columns-spanned="16" table:number-rows-spanned="1">
            <text:p>Nibble</text:p>
          </table:table-cell>
          <table:covered-table-cell table:number-columns-repeated="15"/>
          <table:table-cell office:value-type="string" calcext:value-type="string">
            <text:p>Available Hosts</text:p>
          </table:table-cell>
          <table:table-cell table:number-columns-repeated="345"/>
        </table:table-row>
        <table:table-row table:style-name="ro2">
          <table:table-cell table:number-columns-repeated="120"/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 table:number-columns-spanned="16" table:number-rows-spanned="1">
            <text:p>0</text:p>
            <text:p>0-F</text:p>
          </table:table-cell>
          <table:covered-table-cell table:number-columns-repeated="15" table:style-name="ce7"/>
          <table:table-cell table:formula="of:=2^(128-[.DQ53])" office:value-type="float" office:value="7.92281625142643E+028" calcext:value-type="float">
            <text:p>79228162514264300000000000000</text:p>
          </table:table-cell>
          <table:table-cell table:number-columns-repeated="345"/>
        </table:table-row>
        <table:table-row table:style-name="ro1">
          <table:table-cell table:number-columns-repeated="120"/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 table:number-columns-spanned="8" table:number-rows-spanned="1">
            <text:p>0-7</text:p>
          </table:table-cell>
          <table:covered-table-cell table:number-columns-repeated="7" table:style-name="ce7"/>
          <table:table-cell table:style-name="ce6" office:value-type="string" calcext:value-type="string" table:number-columns-spanned="8" table:number-rows-spanned="1">
            <text:p>8-F</text:p>
          </table:table-cell>
          <table:covered-table-cell table:number-columns-repeated="7" table:style-name="ce7"/>
          <table:table-cell table:formula="of:=2^(128-[.DQ54])" office:value-type="float" office:value="3.96140812571322E+028" calcext:value-type="float">
            <text:p>39614081257132200000000000000</text:p>
          </table:table-cell>
          <table:table-cell table:number-columns-repeated="345"/>
        </table:table-row>
        <table:table-row table:style-name="ro1">
          <table:table-cell table:number-columns-repeated="120"/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 table:number-columns-spanned="4" table:number-rows-spanned="1">
            <text:p>0-3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4-7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8-B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C-F</text:p>
          </table:table-cell>
          <table:covered-table-cell table:number-columns-repeated="3" table:style-name="ce7"/>
          <table:table-cell table:formula="of:=2^(128-[.DQ55])" office:value-type="float" office:value="1.98070406285661E+028" calcext:value-type="float">
            <text:p>19807040628566100000000000000</text:p>
          </table:table-cell>
          <table:table-cell table:number-columns-repeated="345"/>
        </table:table-row>
        <table:table-row table:style-name="ro1">
          <table:table-cell table:number-columns-repeated="120"/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 table:number-columns-spanned="2" table:number-rows-spanned="1">
            <text:p>0-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-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4-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-7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8-9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-B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-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E-F</text:p>
          </table:table-cell>
          <table:covered-table-cell table:style-name="ce7"/>
          <table:table-cell table:formula="of:=2^(128-[.DQ56])" office:value-type="float" office:value="9.90352031428304E+027" calcext:value-type="float">
            <text:p>9903520314283040000000000000</text:p>
          </table:table-cell>
          <table:table-cell table:number-columns-repeated="345"/>
        </table:table-row>
        <table:table-row table:style-name="ro1">
          <table:table-cell table:number-columns-repeated="120"/>
          <table:table-cell table:style-name="ce3" office:value-type="float" office:value="36" calcext:value-type="float">
            <text:p>3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formula="of:=2^(128-[.DQ57])" office:value-type="float" office:value="4.95176015714152E+027" calcext:value-type="float">
            <text:p>4951760157141520000000000000</text:p>
          </table:table-cell>
          <table:table-cell table:number-columns-repeated="345"/>
        </table:table-row>
        <table:table-row table:style-name="ro1">
          <table:table-cell table:number-columns-repeated="121"/>
          <table:table-cell table:style-name="ce8" table:number-columns-repeated="10"/>
          <table:table-cell table:style-name="ce10" table:number-columns-repeated="5"/>
          <table:table-cell table:style-name="ce12" office:value-type="string" calcext:value-type="string" table:number-columns-spanned="16" table:number-rows-spanned="1">
            <text:p>Nibble</text:p>
          </table:table-cell>
          <table:covered-table-cell table:number-columns-repeated="15"/>
          <table:table-cell office:value-type="string" calcext:value-type="string">
            <text:p>Available Hosts</text:p>
          </table:table-cell>
          <table:table-cell table:number-columns-repeated="330"/>
        </table:table-row>
        <table:table-row table:style-name="ro2">
          <table:table-cell table:number-columns-repeated="135"/>
          <table:table-cell table:style-name="ce2" office:value-type="float" office:value="36" calcext:value-type="float">
            <text:p>36</text:p>
          </table:table-cell>
          <table:table-cell table:style-name="ce6" office:value-type="string" calcext:value-type="string" table:number-columns-spanned="16" table:number-rows-spanned="1">
            <text:p>0</text:p>
            <text:p>0-F</text:p>
          </table:table-cell>
          <table:covered-table-cell table:number-columns-repeated="15" table:style-name="ce7"/>
          <table:table-cell table:formula="of:=2^(128-[.EF59])" office:value-type="float" office:value="4.95176015714152E+027" calcext:value-type="float">
            <text:p>4951760157141520000000000000</text:p>
          </table:table-cell>
          <table:table-cell table:number-columns-repeated="330"/>
        </table:table-row>
        <table:table-row table:style-name="ro1">
          <table:table-cell table:number-columns-repeated="135"/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 table:number-columns-spanned="8" table:number-rows-spanned="1">
            <text:p>0-7</text:p>
          </table:table-cell>
          <table:covered-table-cell table:number-columns-repeated="7" table:style-name="ce7"/>
          <table:table-cell table:style-name="ce6" office:value-type="string" calcext:value-type="string" table:number-columns-spanned="8" table:number-rows-spanned="1">
            <text:p>8-F</text:p>
          </table:table-cell>
          <table:covered-table-cell table:number-columns-repeated="7" table:style-name="ce7"/>
          <table:table-cell table:formula="of:=2^(128-[.EF60])" office:value-type="float" office:value="2.47588007857076E+027" calcext:value-type="float">
            <text:p>2475880078570760000000000000</text:p>
          </table:table-cell>
          <table:table-cell table:number-columns-repeated="330"/>
        </table:table-row>
        <table:table-row table:style-name="ro1">
          <table:table-cell table:number-columns-repeated="135"/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 table:number-columns-spanned="4" table:number-rows-spanned="1">
            <text:p>0-3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4-7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8-B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C-F</text:p>
          </table:table-cell>
          <table:covered-table-cell table:number-columns-repeated="3" table:style-name="ce7"/>
          <table:table-cell table:formula="of:=2^(128-[.EF61])" office:value-type="float" office:value="1.23794003928538E+027" calcext:value-type="float">
            <text:p>1237940039285380000000000000</text:p>
          </table:table-cell>
          <table:table-cell table:number-columns-repeated="330"/>
        </table:table-row>
        <table:table-row table:style-name="ro1">
          <table:table-cell table:number-columns-repeated="135"/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 table:number-columns-spanned="2" table:number-rows-spanned="1">
            <text:p>0-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-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4-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-7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8-9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-B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-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E-F</text:p>
          </table:table-cell>
          <table:covered-table-cell table:style-name="ce7"/>
          <table:table-cell table:formula="of:=2^(128-[.EF62])" office:value-type="float" office:value="6.1897001964269E+026" calcext:value-type="float">
            <text:p>618970019642690000000000000</text:p>
          </table:table-cell>
          <table:table-cell table:number-columns-repeated="330"/>
        </table:table-row>
        <table:table-row table:style-name="ro1">
          <table:table-cell table:number-columns-repeated="135"/>
          <table:table-cell table:style-name="ce3" office:value-type="float" office:value="40" calcext:value-type="float">
            <text:p>4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formula="of:=2^(128-[.EF63])" office:value-type="float" office:value="3.09485009821345E+026" calcext:value-type="float">
            <text:p>309485009821345000000000000</text:p>
          </table:table-cell>
          <table:table-cell table:number-columns-repeated="330"/>
        </table:table-row>
        <table:table-row table:style-name="ro1">
          <table:table-cell table:number-columns-repeated="136"/>
          <table:table-cell table:style-name="ce8" table:number-columns-repeated="10"/>
          <table:table-cell table:style-name="ce10" table:number-columns-repeated="5"/>
          <table:table-cell table:style-name="ce12" office:value-type="string" calcext:value-type="string" table:number-columns-spanned="16" table:number-rows-spanned="1">
            <text:p>Nibble</text:p>
          </table:table-cell>
          <table:covered-table-cell table:number-columns-repeated="15"/>
          <table:table-cell office:value-type="string" calcext:value-type="string">
            <text:p>Available Hosts</text:p>
          </table:table-cell>
          <table:table-cell table:number-columns-repeated="315"/>
        </table:table-row>
        <table:table-row table:style-name="ro2">
          <table:table-cell table:number-columns-repeated="150"/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 table:number-columns-spanned="16" table:number-rows-spanned="1">
            <text:p>0</text:p>
            <text:p>0-F</text:p>
          </table:table-cell>
          <table:covered-table-cell table:number-columns-repeated="15" table:style-name="ce7"/>
          <table:table-cell table:formula="of:=2^(128-[.EU65])" office:value-type="float" office:value="3.09485009821345E+026" calcext:value-type="float">
            <text:p>309485009821345000000000000</text:p>
          </table:table-cell>
          <table:table-cell table:number-columns-repeated="315"/>
        </table:table-row>
        <table:table-row table:style-name="ro1">
          <table:table-cell table:number-columns-repeated="150"/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 table:number-columns-spanned="8" table:number-rows-spanned="1">
            <text:p>0-7</text:p>
          </table:table-cell>
          <table:covered-table-cell table:number-columns-repeated="7" table:style-name="ce7"/>
          <table:table-cell table:style-name="ce6" office:value-type="string" calcext:value-type="string" table:number-columns-spanned="8" table:number-rows-spanned="1">
            <text:p>8-F</text:p>
          </table:table-cell>
          <table:covered-table-cell table:number-columns-repeated="7" table:style-name="ce7"/>
          <table:table-cell table:formula="of:=2^(128-[.EU66])" office:value-type="float" office:value="1.54742504910673E+026" calcext:value-type="float">
            <text:p>154742504910673000000000000</text:p>
          </table:table-cell>
          <table:table-cell table:number-columns-repeated="315"/>
        </table:table-row>
        <table:table-row table:style-name="ro1">
          <table:table-cell table:number-columns-repeated="150"/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 table:number-columns-spanned="4" table:number-rows-spanned="1">
            <text:p>0-3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4-7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8-B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C-F</text:p>
          </table:table-cell>
          <table:covered-table-cell table:number-columns-repeated="3" table:style-name="ce7"/>
          <table:table-cell table:formula="of:=2^(128-[.EU67])" office:value-type="float" office:value="7.73712524553363E+025" calcext:value-type="float">
            <text:p>77371252455336300000000000</text:p>
          </table:table-cell>
          <table:table-cell table:number-columns-repeated="315"/>
        </table:table-row>
        <table:table-row table:style-name="ro1">
          <table:table-cell table:number-columns-repeated="150"/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 table:number-columns-spanned="2" table:number-rows-spanned="1">
            <text:p>0-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-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4-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-7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8-9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-B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-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E-F</text:p>
          </table:table-cell>
          <table:covered-table-cell table:style-name="ce7"/>
          <table:table-cell table:formula="of:=2^(128-[.EU68])" office:value-type="float" office:value="3.86856262276681E+025" calcext:value-type="float">
            <text:p>38685626227668100000000000</text:p>
          </table:table-cell>
          <table:table-cell table:number-columns-repeated="315"/>
        </table:table-row>
        <table:table-row table:style-name="ro1">
          <table:table-cell table:number-columns-repeated="150"/>
          <table:table-cell table:style-name="ce3" office:value-type="float" office:value="44" calcext:value-type="float">
            <text:p>4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formula="of:=2^(128-[.EU69])" office:value-type="float" office:value="1.93428131138341E+025" calcext:value-type="float">
            <text:p>19342813113834100000000000</text:p>
          </table:table-cell>
          <table:table-cell table:number-columns-repeated="315"/>
        </table:table-row>
        <table:table-row table:style-name="ro1">
          <table:table-cell table:number-columns-repeated="151"/>
          <table:table-cell table:style-name="ce8" table:number-columns-repeated="10"/>
          <table:table-cell table:style-name="ce10" table:number-columns-repeated="5"/>
          <table:table-cell table:style-name="ce12" office:value-type="string" calcext:value-type="string" table:number-columns-spanned="16" table:number-rows-spanned="1">
            <text:p>Nibble</text:p>
          </table:table-cell>
          <table:covered-table-cell table:number-columns-repeated="15"/>
          <table:table-cell office:value-type="string" calcext:value-type="string">
            <text:p>Available Hosts</text:p>
          </table:table-cell>
          <table:table-cell table:number-columns-repeated="300"/>
        </table:table-row>
        <table:table-row table:style-name="ro2">
          <table:table-cell table:number-columns-repeated="165"/>
          <table:table-cell table:style-name="ce2" office:value-type="float" office:value="44" calcext:value-type="float">
            <text:p>44</text:p>
          </table:table-cell>
          <table:table-cell table:style-name="ce6" office:value-type="string" calcext:value-type="string" table:number-columns-spanned="16" table:number-rows-spanned="1">
            <text:p>0</text:p>
            <text:p>0-F</text:p>
          </table:table-cell>
          <table:covered-table-cell table:number-columns-repeated="15" table:style-name="ce7"/>
          <table:table-cell table:formula="of:=2^(128-[.FJ71])" office:value-type="float" office:value="1.93428131138341E+025" calcext:value-type="float">
            <text:p>19342813113834100000000000</text:p>
          </table:table-cell>
          <table:table-cell table:number-columns-repeated="300"/>
        </table:table-row>
        <table:table-row table:style-name="ro1">
          <table:table-cell table:number-columns-repeated="165"/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 table:number-columns-spanned="8" table:number-rows-spanned="1">
            <text:p>0-7</text:p>
          </table:table-cell>
          <table:covered-table-cell table:number-columns-repeated="7" table:style-name="ce7"/>
          <table:table-cell table:style-name="ce6" office:value-type="string" calcext:value-type="string" table:number-columns-spanned="8" table:number-rows-spanned="1">
            <text:p>8-F</text:p>
          </table:table-cell>
          <table:covered-table-cell table:number-columns-repeated="7" table:style-name="ce7"/>
          <table:table-cell table:formula="of:=2^(128-[.FJ72])" office:value-type="float" office:value="9.67140655691703E+024" calcext:value-type="float">
            <text:p>9671406556917030000000000</text:p>
          </table:table-cell>
          <table:table-cell table:number-columns-repeated="300"/>
        </table:table-row>
        <table:table-row table:style-name="ro1">
          <table:table-cell table:number-columns-repeated="165"/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 table:number-columns-spanned="4" table:number-rows-spanned="1">
            <text:p>0-3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4-7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8-B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C-F</text:p>
          </table:table-cell>
          <table:covered-table-cell table:number-columns-repeated="3" table:style-name="ce7"/>
          <table:table-cell table:formula="of:=2^(128-[.FJ73])" office:value-type="float" office:value="4.83570327845852E+024" calcext:value-type="float">
            <text:p>4835703278458520000000000</text:p>
          </table:table-cell>
          <table:table-cell table:number-columns-repeated="300"/>
        </table:table-row>
        <table:table-row table:style-name="ro1">
          <table:table-cell table:number-columns-repeated="165"/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 table:number-columns-spanned="2" table:number-rows-spanned="1">
            <text:p>0-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-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4-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-7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8-9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-B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-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E-F</text:p>
          </table:table-cell>
          <table:covered-table-cell table:style-name="ce7"/>
          <table:table-cell table:formula="of:=2^(128-[.FJ74])" office:value-type="float" office:value="2.41785163922926E+024" calcext:value-type="float">
            <text:p>2417851639229260000000000</text:p>
          </table:table-cell>
          <table:table-cell table:number-columns-repeated="300"/>
        </table:table-row>
        <table:table-row table:style-name="ro1">
          <table:table-cell table:number-columns-repeated="165"/>
          <table:table-cell table:style-name="ce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formula="of:=2^(128-[.FJ75])" office:value-type="float" office:value="1.20892581961463E+024" calcext:value-type="float">
            <text:p>1208925819614630000000000</text:p>
          </table:table-cell>
          <table:table-cell table:number-columns-repeated="300"/>
        </table:table-row>
        <table:table-row table:style-name="ro1">
          <table:table-cell table:number-columns-repeated="166"/>
          <table:table-cell table:style-name="ce8" table:number-columns-repeated="10"/>
          <table:table-cell table:style-name="ce10" table:number-columns-repeated="5"/>
          <table:table-cell table:style-name="ce17" office:value-type="string" calcext:value-type="string" table:number-columns-spanned="61" table:number-rows-spanned="1">
            <text:p>Quad Nibble</text:p>
          </table:table-cell>
          <table:covered-table-cell table:number-columns-repeated="60"/>
          <table:table-cell table:number-columns-repeated="241"/>
        </table:table-row>
        <table:table-row table:style-name="ro1">
          <table:table-cell table:number-columns-repeated="166"/>
          <table:table-cell table:style-name="ce8" table:number-columns-repeated="10"/>
          <table:table-cell table:style-name="ce10" table:number-columns-repeated="5"/>
          <table:table-cell table:style-name="ce12" office:value-type="string" calcext:value-type="string" table:number-columns-spanned="16" table:number-rows-spanned="1">
            <text:p>Nibble</text:p>
          </table:table-cell>
          <table:covered-table-cell table:number-columns-repeated="15"/>
          <table:table-cell office:value-type="string" calcext:value-type="string">
            <text:p>Available Hosts</text:p>
          </table:table-cell>
          <table:table-cell table:number-columns-repeated="285"/>
        </table:table-row>
        <table:table-row table:style-name="ro2">
          <table:table-cell table:number-columns-repeated="180"/>
          <table:table-cell table:style-name="ce2" office:value-type="float" office:value="48" calcext:value-type="float">
            <text:p>48</text:p>
          </table:table-cell>
          <table:table-cell table:style-name="ce6" office:value-type="string" calcext:value-type="string" table:number-columns-spanned="16" table:number-rows-spanned="1">
            <text:p>0</text:p>
            <text:p>0-F</text:p>
          </table:table-cell>
          <table:covered-table-cell table:number-columns-repeated="15" table:style-name="ce7"/>
          <table:table-cell table:formula="of:=2^(128-[.FY78])" office:value-type="float" office:value="1.20892581961463E+024" calcext:value-type="float">
            <text:p>1208925819614630000000000</text:p>
          </table:table-cell>
          <table:table-cell table:number-columns-repeated="285"/>
        </table:table-row>
        <table:table-row table:style-name="ro1">
          <table:table-cell table:number-columns-repeated="180"/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 table:number-columns-spanned="8" table:number-rows-spanned="1">
            <text:p>0-7</text:p>
          </table:table-cell>
          <table:covered-table-cell table:number-columns-repeated="7" table:style-name="ce7"/>
          <table:table-cell table:style-name="ce6" office:value-type="string" calcext:value-type="string" table:number-columns-spanned="8" table:number-rows-spanned="1">
            <text:p>8-F</text:p>
          </table:table-cell>
          <table:covered-table-cell table:number-columns-repeated="7" table:style-name="ce7"/>
          <table:table-cell table:formula="of:=2^(128-[.FY79])" office:value-type="float" office:value="6.04462909807315E+023" calcext:value-type="float">
            <text:p>604462909807315000000000</text:p>
          </table:table-cell>
          <table:table-cell table:number-columns-repeated="285"/>
        </table:table-row>
        <table:table-row table:style-name="ro1">
          <table:table-cell table:number-columns-repeated="180"/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 table:number-columns-spanned="4" table:number-rows-spanned="1">
            <text:p>0-3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4-7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8-B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C-F</text:p>
          </table:table-cell>
          <table:covered-table-cell table:number-columns-repeated="3" table:style-name="ce7"/>
          <table:table-cell table:formula="of:=2^(128-[.FY80])" office:value-type="float" office:value="3.02231454903657E+023" calcext:value-type="float">
            <text:p>302231454903657000000000</text:p>
          </table:table-cell>
          <table:table-cell table:number-columns-repeated="285"/>
        </table:table-row>
        <table:table-row table:style-name="ro1">
          <table:table-cell table:number-columns-repeated="180"/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 table:number-columns-spanned="2" table:number-rows-spanned="1">
            <text:p>0-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-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4-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-7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8-9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-B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-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E-F</text:p>
          </table:table-cell>
          <table:covered-table-cell table:style-name="ce7"/>
          <table:table-cell table:formula="of:=2^(128-[.FY81])" office:value-type="float" office:value="1.51115727451829E+023" calcext:value-type="float">
            <text:p>151115727451829000000000</text:p>
          </table:table-cell>
          <table:table-cell table:number-columns-repeated="285"/>
        </table:table-row>
        <table:table-row table:style-name="ro1">
          <table:table-cell table:number-columns-repeated="180"/>
          <table:table-cell table:style-name="ce3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formula="of:=2^(128-[.FY82])" office:value-type="float" office:value="7.55578637259143E+022" calcext:value-type="float">
            <text:p>75557863725914300000000</text:p>
          </table:table-cell>
          <table:table-cell table:number-columns-repeated="285"/>
        </table:table-row>
        <table:table-row table:style-name="ro1">
          <table:table-cell table:number-columns-repeated="181"/>
          <table:table-cell table:style-name="ce8" table:number-columns-repeated="10"/>
          <table:table-cell table:style-name="ce10" table:number-columns-repeated="5"/>
          <table:table-cell table:style-name="ce12" office:value-type="string" calcext:value-type="string" table:number-columns-spanned="16" table:number-rows-spanned="1">
            <text:p>Nibble</text:p>
          </table:table-cell>
          <table:covered-table-cell table:number-columns-repeated="15"/>
          <table:table-cell office:value-type="string" calcext:value-type="string">
            <text:p>Available Hosts</text:p>
          </table:table-cell>
          <table:table-cell table:number-columns-repeated="270"/>
        </table:table-row>
        <table:table-row table:style-name="ro2">
          <table:table-cell table:number-columns-repeated="195"/>
          <table:table-cell table:style-name="ce2" office:value-type="float" office:value="52" calcext:value-type="float">
            <text:p>52</text:p>
          </table:table-cell>
          <table:table-cell table:style-name="ce6" office:value-type="string" calcext:value-type="string" table:number-columns-spanned="16" table:number-rows-spanned="1">
            <text:p>0</text:p>
            <text:p>0-F</text:p>
          </table:table-cell>
          <table:covered-table-cell table:number-columns-repeated="15" table:style-name="ce7"/>
          <table:table-cell table:formula="of:=2^(128-[.GN84])" office:value-type="float" office:value="7.55578637259143E+022" calcext:value-type="float">
            <text:p>75557863725914300000000</text:p>
          </table:table-cell>
          <table:table-cell table:number-columns-repeated="270"/>
        </table:table-row>
        <table:table-row table:style-name="ro1">
          <table:table-cell table:number-columns-repeated="195"/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 table:number-columns-spanned="8" table:number-rows-spanned="1">
            <text:p>0-7</text:p>
          </table:table-cell>
          <table:covered-table-cell table:number-columns-repeated="7" table:style-name="ce7"/>
          <table:table-cell table:style-name="ce6" office:value-type="string" calcext:value-type="string" table:number-columns-spanned="8" table:number-rows-spanned="1">
            <text:p>8-F</text:p>
          </table:table-cell>
          <table:covered-table-cell table:number-columns-repeated="7" table:style-name="ce7"/>
          <table:table-cell table:formula="of:=2^(128-[.GN85])" office:value-type="float" office:value="3.77789318629572E+022" calcext:value-type="float">
            <text:p>37778931862957200000000</text:p>
          </table:table-cell>
          <table:table-cell table:number-columns-repeated="270"/>
        </table:table-row>
        <table:table-row table:style-name="ro1">
          <table:table-cell table:number-columns-repeated="195"/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 table:number-columns-spanned="4" table:number-rows-spanned="1">
            <text:p>0-3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4-7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8-B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C-F</text:p>
          </table:table-cell>
          <table:covered-table-cell table:number-columns-repeated="3" table:style-name="ce7"/>
          <table:table-cell table:formula="of:=2^(128-[.GN86])" office:value-type="float" office:value="1.88894659314786E+022" calcext:value-type="float">
            <text:p>18889465931478600000000</text:p>
          </table:table-cell>
          <table:table-cell table:number-columns-repeated="270"/>
        </table:table-row>
        <table:table-row table:style-name="ro1">
          <table:table-cell table:number-columns-repeated="195"/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 table:number-columns-spanned="2" table:number-rows-spanned="1">
            <text:p>0-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-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4-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-7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8-9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-B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-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E-F</text:p>
          </table:table-cell>
          <table:covered-table-cell table:style-name="ce7"/>
          <table:table-cell table:formula="of:=2^(128-[.GN87])" office:value-type="float" office:value="9.44473296573929E+021" calcext:value-type="float">
            <text:p>9444732965739290000000</text:p>
          </table:table-cell>
          <table:table-cell table:number-columns-repeated="270"/>
        </table:table-row>
        <table:table-row table:style-name="ro1">
          <table:table-cell table:number-columns-repeated="195"/>
          <table:table-cell table:style-name="ce3" office:value-type="float" office:value="56" calcext:value-type="float">
            <text:p>5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formula="of:=2^(128-[.GN88])" office:value-type="float" office:value="4.72236648286965E+021" calcext:value-type="float">
            <text:p>4722366482869650000000</text:p>
          </table:table-cell>
          <table:table-cell table:number-columns-repeated="270"/>
        </table:table-row>
        <table:table-row table:style-name="ro1">
          <table:table-cell table:number-columns-repeated="196"/>
          <table:table-cell table:style-name="ce8" table:number-columns-repeated="10"/>
          <table:table-cell table:style-name="ce10" table:number-columns-repeated="5"/>
          <table:table-cell table:style-name="ce12" office:value-type="string" calcext:value-type="string" table:number-columns-spanned="16" table:number-rows-spanned="1">
            <text:p>Nibble</text:p>
          </table:table-cell>
          <table:covered-table-cell table:number-columns-repeated="15"/>
          <table:table-cell office:value-type="string" calcext:value-type="string">
            <text:p>Available Hosts</text:p>
          </table:table-cell>
          <table:table-cell table:number-columns-repeated="255"/>
        </table:table-row>
        <table:table-row table:style-name="ro2">
          <table:table-cell table:number-columns-repeated="210"/>
          <table:table-cell table:style-name="ce2" office:value-type="float" office:value="56" calcext:value-type="float">
            <text:p>56</text:p>
          </table:table-cell>
          <table:table-cell table:style-name="ce6" office:value-type="string" calcext:value-type="string" table:number-columns-spanned="16" table:number-rows-spanned="1">
            <text:p>0</text:p>
            <text:p>0-F</text:p>
          </table:table-cell>
          <table:covered-table-cell table:number-columns-repeated="15" table:style-name="ce7"/>
          <table:table-cell table:formula="of:=2^(128-[.HC90])" office:value-type="float" office:value="4.72236648286965E+021" calcext:value-type="float">
            <text:p>4722366482869650000000</text:p>
          </table:table-cell>
          <table:table-cell table:number-columns-repeated="255"/>
        </table:table-row>
        <table:table-row table:style-name="ro1">
          <table:table-cell table:number-columns-repeated="210"/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 table:number-columns-spanned="8" table:number-rows-spanned="1">
            <text:p>0-7</text:p>
          </table:table-cell>
          <table:covered-table-cell table:number-columns-repeated="7" table:style-name="ce7"/>
          <table:table-cell table:style-name="ce6" office:value-type="string" calcext:value-type="string" table:number-columns-spanned="8" table:number-rows-spanned="1">
            <text:p>8-F</text:p>
          </table:table-cell>
          <table:covered-table-cell table:number-columns-repeated="7" table:style-name="ce7"/>
          <table:table-cell table:formula="of:=2^(128-[.HC91])" office:value-type="float" office:value="2.36118324143482E+021" calcext:value-type="float">
            <text:p>2361183241434820000000</text:p>
          </table:table-cell>
          <table:table-cell table:number-columns-repeated="255"/>
        </table:table-row>
        <table:table-row table:style-name="ro1">
          <table:table-cell table:number-columns-repeated="210"/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 table:number-columns-spanned="4" table:number-rows-spanned="1">
            <text:p>0-3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4-7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8-B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C-F</text:p>
          </table:table-cell>
          <table:covered-table-cell table:number-columns-repeated="3" table:style-name="ce7"/>
          <table:table-cell table:formula="of:=2^(128-[.HC92])" office:value-type="float" office:value="1.18059162071741E+021" calcext:value-type="float">
            <text:p>1180591620717410000000</text:p>
          </table:table-cell>
          <table:table-cell table:number-columns-repeated="255"/>
        </table:table-row>
        <table:table-row table:style-name="ro1">
          <table:table-cell table:number-columns-repeated="210"/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 table:number-columns-spanned="2" table:number-rows-spanned="1">
            <text:p>0-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-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4-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-7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8-9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-B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-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E-F</text:p>
          </table:table-cell>
          <table:covered-table-cell table:style-name="ce7"/>
          <table:table-cell table:formula="of:=2^(128-[.HC93])" office:value-type="float" office:value="5.90295810358706E+020" calcext:value-type="float">
            <text:p>590295810358706000000</text:p>
          </table:table-cell>
          <table:table-cell table:number-columns-repeated="255"/>
        </table:table-row>
        <table:table-row table:style-name="ro1">
          <table:table-cell table:number-columns-repeated="210"/>
          <table:table-cell table:style-name="ce3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formula="of:=2^(128-[.HC94])" office:value-type="float" office:value="2.95147905179353E+020" calcext:value-type="float">
            <text:p>295147905179353000000</text:p>
          </table:table-cell>
          <table:table-cell table:number-columns-repeated="255"/>
        </table:table-row>
        <table:table-row table:style-name="ro1">
          <table:table-cell table:number-columns-repeated="211"/>
          <table:table-cell table:style-name="ce8" table:number-columns-repeated="10"/>
          <table:table-cell table:style-name="ce10" table:number-columns-repeated="5"/>
          <table:table-cell table:style-name="ce12" office:value-type="string" calcext:value-type="string" table:number-columns-spanned="16" table:number-rows-spanned="1">
            <text:p>Nibble</text:p>
          </table:table-cell>
          <table:covered-table-cell table:number-columns-repeated="15"/>
          <table:table-cell office:value-type="string" calcext:value-type="string">
            <text:p>Available Hosts</text:p>
          </table:table-cell>
          <table:table-cell table:number-columns-repeated="240"/>
        </table:table-row>
        <table:table-row table:style-name="ro2">
          <table:table-cell table:number-columns-repeated="225"/>
          <table:table-cell table:style-name="ce2" office:value-type="float" office:value="60" calcext:value-type="float">
            <text:p>60</text:p>
          </table:table-cell>
          <table:table-cell table:style-name="ce6" office:value-type="string" calcext:value-type="string" table:number-columns-spanned="16" table:number-rows-spanned="1">
            <text:p>0</text:p>
            <text:p>0-F</text:p>
          </table:table-cell>
          <table:covered-table-cell table:number-columns-repeated="15" table:style-name="ce7"/>
          <table:table-cell table:formula="of:=2^(128-[.HR96])" office:value-type="float" office:value="2.95147905179353E+020" calcext:value-type="float">
            <text:p>295147905179353000000</text:p>
          </table:table-cell>
          <table:table-cell table:number-columns-repeated="240"/>
        </table:table-row>
        <table:table-row table:style-name="ro1">
          <table:table-cell table:number-columns-repeated="225"/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 table:number-columns-spanned="8" table:number-rows-spanned="1">
            <text:p>0-7</text:p>
          </table:table-cell>
          <table:covered-table-cell table:number-columns-repeated="7" table:style-name="ce7"/>
          <table:table-cell table:style-name="ce6" office:value-type="string" calcext:value-type="string" table:number-columns-spanned="8" table:number-rows-spanned="1">
            <text:p>8-F</text:p>
          </table:table-cell>
          <table:covered-table-cell table:number-columns-repeated="7" table:style-name="ce7"/>
          <table:table-cell table:formula="of:=2^(128-[.HR97])" office:value-type="float" office:value="1.47573952589676E+020" calcext:value-type="float">
            <text:p>147573952589676000000</text:p>
          </table:table-cell>
          <table:table-cell table:number-columns-repeated="240"/>
        </table:table-row>
        <table:table-row table:style-name="ro1">
          <table:table-cell table:number-columns-repeated="225"/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 table:number-columns-spanned="4" table:number-rows-spanned="1">
            <text:p>0-3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4-7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8-B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C-F</text:p>
          </table:table-cell>
          <table:covered-table-cell table:number-columns-repeated="3" table:style-name="ce7"/>
          <table:table-cell table:formula="of:=2^(128-[.HR98])" office:value-type="float" office:value="7.37869762948382E+019" calcext:value-type="float">
            <text:p>73786976294838200000</text:p>
          </table:table-cell>
          <table:table-cell table:number-columns-repeated="240"/>
        </table:table-row>
        <table:table-row table:style-name="ro1">
          <table:table-cell table:number-columns-repeated="225"/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 table:number-columns-spanned="2" table:number-rows-spanned="1">
            <text:p>0-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-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4-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-7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8-9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-B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-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E-F</text:p>
          </table:table-cell>
          <table:covered-table-cell table:style-name="ce7"/>
          <table:table-cell table:formula="of:=2^(128-[.HR99])" office:value-type="float" office:value="3.68934881474191E+019" calcext:value-type="float">
            <text:p>36893488147419100000</text:p>
          </table:table-cell>
          <table:table-cell table:number-columns-repeated="240"/>
        </table:table-row>
        <table:table-row table:style-name="ro1">
          <table:table-cell table:number-columns-repeated="225"/>
          <table:table-cell table:style-name="ce3" office:value-type="float" office:value="64" calcext:value-type="float">
            <text:p>6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formula="of:=2^(128-[.HR100])" office:value-type="float" office:value="1.84467440737096E+019" calcext:value-type="float">
            <text:p>18446744073709600000</text:p>
          </table:table-cell>
          <table:table-cell table:number-columns-repeated="240"/>
        </table:table-row>
        <table:table-row table:style-name="ro1">
          <table:table-cell table:number-columns-repeated="226"/>
          <table:table-cell table:style-name="ce8" table:number-columns-repeated="10"/>
          <table:table-cell table:style-name="ce10" table:number-columns-repeated="4"/>
          <table:table-cell table:style-name="ce1"/>
          <table:table-cell table:style-name="ce4" office:value-type="string" calcext:value-type="string" table:number-columns-spanned="61" table:number-rows-spanned="1">
            <text:p>Quad Nibble</text:p>
          </table:table-cell>
          <table:covered-table-cell table:number-columns-repeated="15" table:style-name="ce7"/>
          <table:covered-table-cell table:number-columns-repeated="45"/>
          <table:table-cell table:number-columns-repeated="181"/>
        </table:table-row>
        <table:table-row table:style-name="ro1">
          <table:table-cell table:number-columns-repeated="226"/>
          <table:table-cell table:style-name="ce8" table:number-columns-repeated="10"/>
          <table:table-cell table:style-name="ce10" table:number-columns-repeated="4"/>
          <table:table-cell table:style-name="ce1"/>
          <table:table-cell table:style-name="ce5" office:value-type="string" calcext:value-type="string" table:number-columns-spanned="16" table:number-rows-spanned="1">
            <text:p>Nibble</text:p>
          </table:table-cell>
          <table:covered-table-cell table:number-columns-repeated="15" table:style-name="ce7"/>
          <table:table-cell office:value-type="string" calcext:value-type="string">
            <text:p>Available Hosts</text:p>
          </table:table-cell>
          <table:table-cell table:number-columns-repeated="225"/>
        </table:table-row>
        <table:table-row table:style-name="ro2">
          <table:table-cell table:number-columns-repeated="240"/>
          <table:table-cell table:style-name="ce2" office:value-type="float" office:value="64" calcext:value-type="float">
            <text:p>64</text:p>
          </table:table-cell>
          <table:table-cell table:style-name="ce6" office:value-type="string" calcext:value-type="string" table:number-columns-spanned="16" table:number-rows-spanned="1">
            <text:p>0</text:p>
            <text:p>0-F</text:p>
          </table:table-cell>
          <table:covered-table-cell table:number-columns-repeated="15" table:style-name="ce7"/>
          <table:table-cell table:formula="of:=2^(128-[.IG103])" office:value-type="float" office:value="1.84467440737096E+019" calcext:value-type="float">
            <text:p>18446744073709600000</text:p>
          </table:table-cell>
          <table:table-cell table:number-columns-repeated="225"/>
        </table:table-row>
        <table:table-row table:style-name="ro1">
          <table:table-cell table:number-columns-repeated="240"/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 table:number-columns-spanned="8" table:number-rows-spanned="1">
            <text:p>0-7</text:p>
          </table:table-cell>
          <table:covered-table-cell table:number-columns-repeated="7" table:style-name="ce7"/>
          <table:table-cell table:style-name="ce6" office:value-type="string" calcext:value-type="string" table:number-columns-spanned="8" table:number-rows-spanned="1">
            <text:p>8-F</text:p>
          </table:table-cell>
          <table:covered-table-cell table:number-columns-repeated="7" table:style-name="ce7"/>
          <table:table-cell table:formula="of:=2^(128-[.IG104])" office:value-type="float" office:value="9.22337203685478E+018" calcext:value-type="float">
            <text:p>9223372036854780000</text:p>
          </table:table-cell>
          <table:table-cell table:number-columns-repeated="225"/>
        </table:table-row>
        <table:table-row table:style-name="ro1">
          <table:table-cell table:number-columns-repeated="240"/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 table:number-columns-spanned="4" table:number-rows-spanned="1">
            <text:p>0-3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4-7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8-B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C-F</text:p>
          </table:table-cell>
          <table:covered-table-cell table:number-columns-repeated="3" table:style-name="ce7"/>
          <table:table-cell table:formula="of:=2^(128-[.IG105])" office:value-type="float" office:value="4.61168601842739E+018" calcext:value-type="float">
            <text:p>4611686018427390000</text:p>
          </table:table-cell>
          <table:table-cell table:number-columns-repeated="225"/>
        </table:table-row>
        <table:table-row table:style-name="ro1">
          <table:table-cell table:number-columns-repeated="240"/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 table:number-columns-spanned="2" table:number-rows-spanned="1">
            <text:p>0-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-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4-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-7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8-9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-B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-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E-F</text:p>
          </table:table-cell>
          <table:covered-table-cell table:style-name="ce7"/>
          <table:table-cell table:formula="of:=2^(128-[.IG106])" office:value-type="float" office:value="2.30584300921369E+018" calcext:value-type="float">
            <text:p>2305843009213690000</text:p>
          </table:table-cell>
          <table:table-cell table:number-columns-repeated="225"/>
        </table:table-row>
        <table:table-row table:style-name="ro1">
          <table:table-cell table:number-columns-repeated="240"/>
          <table:table-cell table:style-name="ce3" office:value-type="float" office:value="68" calcext:value-type="float">
            <text:p>6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formula="of:=2^(128-[.IG107])" office:value-type="float" office:value="1.15292150460685E+018" calcext:value-type="float">
            <text:p>1152921504606850000</text:p>
          </table:table-cell>
          <table:table-cell table:number-columns-repeated="225"/>
        </table:table-row>
        <table:table-row table:style-name="ro1">
          <table:table-cell table:number-columns-repeated="241"/>
          <table:table-cell table:style-name="ce8" table:number-columns-repeated="10"/>
          <table:table-cell table:style-name="ce10" table:number-columns-repeated="5"/>
          <table:table-cell table:style-name="ce12" office:value-type="string" calcext:value-type="string" table:number-columns-spanned="16" table:number-rows-spanned="1">
            <text:p>Nibble</text:p>
          </table:table-cell>
          <table:covered-table-cell table:number-columns-repeated="15"/>
          <table:table-cell office:value-type="string" calcext:value-type="string">
            <text:p>Available Hosts</text:p>
          </table:table-cell>
          <table:table-cell table:number-columns-repeated="210"/>
        </table:table-row>
        <table:table-row table:style-name="ro2">
          <table:table-cell table:number-columns-repeated="255"/>
          <table:table-cell table:style-name="ce2" office:value-type="float" office:value="68" calcext:value-type="float">
            <text:p>68</text:p>
          </table:table-cell>
          <table:table-cell table:style-name="ce6" office:value-type="string" calcext:value-type="string" table:number-columns-spanned="16" table:number-rows-spanned="1">
            <text:p>0</text:p>
            <text:p>0-F</text:p>
          </table:table-cell>
          <table:covered-table-cell table:number-columns-repeated="15" table:style-name="ce7"/>
          <table:table-cell table:formula="of:=2^(128-[.IV109])" office:value-type="float" office:value="1.15292150460685E+018" calcext:value-type="float">
            <text:p>1152921504606850000</text:p>
          </table:table-cell>
          <table:table-cell table:number-columns-repeated="210"/>
        </table:table-row>
        <table:table-row table:style-name="ro1">
          <table:table-cell table:number-columns-repeated="255"/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 table:number-columns-spanned="8" table:number-rows-spanned="1">
            <text:p>0-7</text:p>
          </table:table-cell>
          <table:covered-table-cell table:number-columns-repeated="7" table:style-name="ce7"/>
          <table:table-cell table:style-name="ce6" office:value-type="string" calcext:value-type="string" table:number-columns-spanned="8" table:number-rows-spanned="1">
            <text:p>8-F</text:p>
          </table:table-cell>
          <table:covered-table-cell table:number-columns-repeated="7" table:style-name="ce7"/>
          <table:table-cell table:formula="of:=2^(128-[.IV110])" office:value-type="float" office:value="5.76460752303424E+017" calcext:value-type="float">
            <text:p>576460752303424000</text:p>
          </table:table-cell>
          <table:table-cell table:number-columns-repeated="210"/>
        </table:table-row>
        <table:table-row table:style-name="ro1">
          <table:table-cell table:number-columns-repeated="255"/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 table:number-columns-spanned="4" table:number-rows-spanned="1">
            <text:p>0-3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4-7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8-B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C-F</text:p>
          </table:table-cell>
          <table:covered-table-cell table:number-columns-repeated="3" table:style-name="ce7"/>
          <table:table-cell table:formula="of:=2^(128-[.IV111])" office:value-type="float" office:value="2.88230376151712E+017" calcext:value-type="float">
            <text:p>288230376151712000</text:p>
          </table:table-cell>
          <table:table-cell table:number-columns-repeated="210"/>
        </table:table-row>
        <table:table-row table:style-name="ro1">
          <table:table-cell table:number-columns-repeated="255"/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 table:number-columns-spanned="2" table:number-rows-spanned="1">
            <text:p>0-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-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4-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-7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8-9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-B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-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E-F</text:p>
          </table:table-cell>
          <table:covered-table-cell table:style-name="ce7"/>
          <table:table-cell table:formula="of:=2^(128-[.IV112])" office:value-type="float" office:value="1.44115188075856E+017" calcext:value-type="float">
            <text:p>144115188075856000</text:p>
          </table:table-cell>
          <table:table-cell table:number-columns-repeated="210"/>
        </table:table-row>
        <table:table-row table:style-name="ro1">
          <table:table-cell table:number-columns-repeated="255"/>
          <table:table-cell table:style-name="ce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formula="of:=2^(128-[.IV113])" office:value-type="float" office:value="7.20575940379279E+016" calcext:value-type="float">
            <text:p>72057594037927900</text:p>
          </table:table-cell>
          <table:table-cell table:number-columns-repeated="210"/>
        </table:table-row>
        <table:table-row table:style-name="ro1">
          <table:table-cell table:number-columns-repeated="255"/>
          <table:table-cell table:style-name="ce11"/>
          <table:table-cell table:style-name="ce8" table:number-columns-repeated="10"/>
          <table:table-cell table:style-name="ce10" table:number-columns-repeated="5"/>
          <table:table-cell table:style-name="ce13" office:value-type="string" calcext:value-type="string" table:number-columns-spanned="16" table:number-rows-spanned="1">
            <text:p>Nibble</text:p>
          </table:table-cell>
          <table:covered-table-cell table:number-columns-repeated="15"/>
          <table:table-cell office:value-type="string" calcext:value-type="string">
            <text:p>Available Hosts</text:p>
          </table:table-cell>
          <table:table-cell table:number-columns-repeated="195"/>
        </table:table-row>
        <table:table-row table:style-name="ro2">
          <table:table-cell table:number-columns-repeated="270"/>
          <table:table-cell table:style-name="ce2" office:value-type="float" office:value="72" calcext:value-type="float">
            <text:p>72</text:p>
          </table:table-cell>
          <table:table-cell table:style-name="ce6" office:value-type="string" calcext:value-type="string" table:number-columns-spanned="16" table:number-rows-spanned="1">
            <text:p>0</text:p>
            <text:p>0-F</text:p>
          </table:table-cell>
          <table:covered-table-cell table:number-columns-repeated="15" table:style-name="ce7"/>
          <table:table-cell table:formula="of:=2^(128-[.JK115])" office:value-type="float" office:value="7.20575940379279E+016" calcext:value-type="float">
            <text:p>72057594037927900</text:p>
          </table:table-cell>
          <table:table-cell table:number-columns-repeated="195"/>
        </table:table-row>
        <table:table-row table:style-name="ro1">
          <table:table-cell table:number-columns-repeated="270"/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 table:number-columns-spanned="8" table:number-rows-spanned="1">
            <text:p>0-7</text:p>
          </table:table-cell>
          <table:covered-table-cell table:number-columns-repeated="7" table:style-name="ce7"/>
          <table:table-cell table:style-name="ce6" office:value-type="string" calcext:value-type="string" table:number-columns-spanned="8" table:number-rows-spanned="1">
            <text:p>8-F</text:p>
          </table:table-cell>
          <table:covered-table-cell table:number-columns-repeated="7" table:style-name="ce7"/>
          <table:table-cell table:formula="of:=2^(128-[.JK116])" office:value-type="float" office:value="3.6028797018964E+016" calcext:value-type="float">
            <text:p>36028797018964000</text:p>
          </table:table-cell>
          <table:table-cell table:number-columns-repeated="195"/>
        </table:table-row>
        <table:table-row table:style-name="ro1">
          <table:table-cell table:number-columns-repeated="270"/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 table:number-columns-spanned="4" table:number-rows-spanned="1">
            <text:p>0-3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4-7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8-B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C-F</text:p>
          </table:table-cell>
          <table:covered-table-cell table:number-columns-repeated="3" table:style-name="ce7"/>
          <table:table-cell table:formula="of:=2^(128-[.JK117])" office:value-type="float" office:value="1.8014398509482E+016" calcext:value-type="float">
            <text:p>18014398509482000</text:p>
          </table:table-cell>
          <table:table-cell table:number-columns-repeated="195"/>
        </table:table-row>
        <table:table-row table:style-name="ro1">
          <table:table-cell table:number-columns-repeated="270"/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 table:number-columns-spanned="2" table:number-rows-spanned="1">
            <text:p>0-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-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4-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-7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8-9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-B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-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E-F</text:p>
          </table:table-cell>
          <table:covered-table-cell table:style-name="ce7"/>
          <table:table-cell table:formula="of:=2^(128-[.JK118])" office:value-type="float" office:value="9.00719925474099E+015" calcext:value-type="float">
            <text:p>9007199254740990</text:p>
          </table:table-cell>
          <table:table-cell table:number-columns-repeated="195"/>
        </table:table-row>
        <table:table-row table:style-name="ro1">
          <table:table-cell table:number-columns-repeated="270"/>
          <table:table-cell table:style-name="ce3" office:value-type="float" office:value="76" calcext:value-type="float">
            <text:p>7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formula="of:=2^(128-[.JK119])" office:value-type="float" office:value="4.5035996273705E+015" calcext:value-type="float">
            <text:p>4503599627370500</text:p>
          </table:table-cell>
          <table:table-cell table:number-columns-repeated="195"/>
        </table:table-row>
        <table:table-row table:style-name="ro1">
          <table:table-cell table:number-columns-repeated="271"/>
          <table:table-cell table:style-name="ce8" table:number-columns-repeated="10"/>
          <table:table-cell table:style-name="ce10" table:number-columns-repeated="5"/>
          <table:table-cell table:style-name="ce12" office:value-type="string" calcext:value-type="string" table:number-columns-spanned="16" table:number-rows-spanned="1">
            <text:p>Nibble</text:p>
          </table:table-cell>
          <table:covered-table-cell table:number-columns-repeated="15"/>
          <table:table-cell office:value-type="string" calcext:value-type="string">
            <text:p>Available Hosts</text:p>
          </table:table-cell>
          <table:table-cell table:number-columns-repeated="180"/>
        </table:table-row>
        <table:table-row table:style-name="ro2">
          <table:table-cell table:number-columns-repeated="285"/>
          <table:table-cell table:style-name="ce2" office:value-type="float" office:value="76" calcext:value-type="float">
            <text:p>76</text:p>
          </table:table-cell>
          <table:table-cell table:style-name="ce6" office:value-type="string" calcext:value-type="string" table:number-columns-spanned="16" table:number-rows-spanned="1">
            <text:p>0</text:p>
            <text:p>0-F</text:p>
          </table:table-cell>
          <table:covered-table-cell table:number-columns-repeated="15" table:style-name="ce7"/>
          <table:table-cell table:formula="of:=2^(128-[.JZ121])" office:value-type="float" office:value="4.5035996273705E+015" calcext:value-type="float">
            <text:p>4503599627370500</text:p>
          </table:table-cell>
          <table:table-cell table:number-columns-repeated="180"/>
        </table:table-row>
        <table:table-row table:style-name="ro1">
          <table:table-cell table:number-columns-repeated="285"/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 table:number-columns-spanned="8" table:number-rows-spanned="1">
            <text:p>0-7</text:p>
          </table:table-cell>
          <table:covered-table-cell table:number-columns-repeated="7" table:style-name="ce7"/>
          <table:table-cell table:style-name="ce6" office:value-type="string" calcext:value-type="string" table:number-columns-spanned="8" table:number-rows-spanned="1">
            <text:p>8-F</text:p>
          </table:table-cell>
          <table:covered-table-cell table:number-columns-repeated="7" table:style-name="ce7"/>
          <table:table-cell table:formula="of:=2^(128-[.JZ122])" office:value-type="float" office:value="2.25179981368525E+015" calcext:value-type="float">
            <text:p>2251799813685250</text:p>
          </table:table-cell>
          <table:table-cell table:number-columns-repeated="180"/>
        </table:table-row>
        <table:table-row table:style-name="ro1">
          <table:table-cell table:number-columns-repeated="285"/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 table:number-columns-spanned="4" table:number-rows-spanned="1">
            <text:p>0-3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4-7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8-B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C-F</text:p>
          </table:table-cell>
          <table:covered-table-cell table:number-columns-repeated="3" table:style-name="ce7"/>
          <table:table-cell table:formula="of:=2^(128-[.JZ123])" office:value-type="float" office:value="1.12589990684262E+015" calcext:value-type="float">
            <text:p>1125899906842620</text:p>
          </table:table-cell>
          <table:table-cell table:number-columns-repeated="180"/>
        </table:table-row>
        <table:table-row table:style-name="ro1">
          <table:table-cell table:number-columns-repeated="285"/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 table:number-columns-spanned="2" table:number-rows-spanned="1">
            <text:p>0-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-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4-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-7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8-9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-B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-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E-F</text:p>
          </table:table-cell>
          <table:covered-table-cell table:style-name="ce7"/>
          <table:table-cell table:formula="of:=2^(128-[.JZ124])" office:value-type="float" office:value="562949953421312" calcext:value-type="float">
            <text:p>562949953421312</text:p>
          </table:table-cell>
          <table:table-cell table:number-columns-repeated="180"/>
        </table:table-row>
        <table:table-row table:style-name="ro1">
          <table:table-cell table:number-columns-repeated="285"/>
          <table:table-cell table:style-name="ce3" office:value-type="float" office:value="80" calcext:value-type="float">
            <text:p>8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formula="of:=2^(128-[.JZ125])" office:value-type="float" office:value="281474976710656" calcext:value-type="float">
            <text:p>281474976710656</text:p>
          </table:table-cell>
          <table:table-cell table:number-columns-repeated="180"/>
        </table:table-row>
        <table:table-row table:style-name="ro1">
          <table:table-cell table:number-columns-repeated="285"/>
          <table:table-cell table:style-name="ce11"/>
          <table:table-cell table:style-name="ce14" table:number-columns-repeated="10"/>
          <table:table-cell table:style-name="ce15" table:number-columns-repeated="5"/>
          <table:table-cell table:style-name="ce16" office:value-type="string" calcext:value-type="string" table:number-columns-spanned="61" table:number-rows-spanned="1">
            <text:p>Quad Nibble</text:p>
          </table:table-cell>
          <table:covered-table-cell table:number-columns-repeated="60"/>
          <table:table-cell table:number-columns-repeated="121"/>
        </table:table-row>
        <table:table-row table:style-name="ro1">
          <table:table-cell table:number-columns-repeated="285"/>
          <table:table-cell table:style-name="ce11"/>
          <table:table-cell table:style-name="ce8" table:number-columns-repeated="10"/>
          <table:table-cell table:style-name="ce10" table:number-columns-repeated="5"/>
          <table:table-cell table:style-name="ce12" office:value-type="string" calcext:value-type="string" table:number-columns-spanned="16" table:number-rows-spanned="1">
            <text:p>Nibble</text:p>
          </table:table-cell>
          <table:covered-table-cell table:number-columns-repeated="15"/>
          <table:table-cell office:value-type="string" calcext:value-type="string">
            <text:p>Available Hosts</text:p>
          </table:table-cell>
          <table:table-cell table:number-columns-repeated="165"/>
        </table:table-row>
        <table:table-row table:style-name="ro2">
          <table:table-cell table:number-columns-repeated="300"/>
          <table:table-cell table:style-name="ce2" office:value-type="float" office:value="80" calcext:value-type="float">
            <text:p>80</text:p>
          </table:table-cell>
          <table:table-cell table:style-name="ce6" office:value-type="string" calcext:value-type="string" table:number-columns-spanned="16" table:number-rows-spanned="1">
            <text:p>0</text:p>
            <text:p>0-F</text:p>
          </table:table-cell>
          <table:covered-table-cell table:number-columns-repeated="15" table:style-name="ce7"/>
          <table:table-cell table:formula="of:=2^(128-[.KO128])" office:value-type="float" office:value="281474976710656" calcext:value-type="float">
            <text:p>281474976710656</text:p>
          </table:table-cell>
          <table:table-cell table:number-columns-repeated="165"/>
        </table:table-row>
        <table:table-row table:style-name="ro1">
          <table:table-cell table:number-columns-repeated="300"/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 table:number-columns-spanned="8" table:number-rows-spanned="1">
            <text:p>0-7</text:p>
          </table:table-cell>
          <table:covered-table-cell table:number-columns-repeated="7" table:style-name="ce7"/>
          <table:table-cell table:style-name="ce6" office:value-type="string" calcext:value-type="string" table:number-columns-spanned="8" table:number-rows-spanned="1">
            <text:p>8-F</text:p>
          </table:table-cell>
          <table:covered-table-cell table:number-columns-repeated="7" table:style-name="ce7"/>
          <table:table-cell table:formula="of:=2^(128-[.KO129])" office:value-type="float" office:value="140737488355328" calcext:value-type="float">
            <text:p>140737488355328</text:p>
          </table:table-cell>
          <table:table-cell table:number-columns-repeated="165"/>
        </table:table-row>
        <table:table-row table:style-name="ro1">
          <table:table-cell table:number-columns-repeated="300"/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 table:number-columns-spanned="4" table:number-rows-spanned="1">
            <text:p>0-3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4-7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8-B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C-F</text:p>
          </table:table-cell>
          <table:covered-table-cell table:number-columns-repeated="3" table:style-name="ce7"/>
          <table:table-cell table:formula="of:=2^(128-[.KO130])" office:value-type="float" office:value="70368744177664" calcext:value-type="float">
            <text:p>70368744177664</text:p>
          </table:table-cell>
          <table:table-cell table:number-columns-repeated="165"/>
        </table:table-row>
        <table:table-row table:style-name="ro1">
          <table:table-cell table:number-columns-repeated="300"/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 table:number-columns-spanned="2" table:number-rows-spanned="1">
            <text:p>0-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-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4-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-7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8-9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-B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-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E-F</text:p>
          </table:table-cell>
          <table:covered-table-cell table:style-name="ce7"/>
          <table:table-cell table:formula="of:=2^(128-[.KO131])" office:value-type="float" office:value="35184372088832" calcext:value-type="float">
            <text:p>35184372088832</text:p>
          </table:table-cell>
          <table:table-cell table:number-columns-repeated="165"/>
        </table:table-row>
        <table:table-row table:style-name="ro1">
          <table:table-cell table:number-columns-repeated="300"/>
          <table:table-cell table:style-name="ce3" office:value-type="float" office:value="84" calcext:value-type="float">
            <text:p>8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formula="of:=2^(128-[.KO132])" office:value-type="float" office:value="17592186044416" calcext:value-type="float">
            <text:p>17592186044416</text:p>
          </table:table-cell>
          <table:table-cell table:number-columns-repeated="165"/>
        </table:table-row>
        <table:table-row table:style-name="ro1">
          <table:table-cell table:number-columns-repeated="301"/>
          <table:table-cell table:style-name="ce8" table:number-columns-repeated="10"/>
          <table:table-cell table:style-name="ce10" table:number-columns-repeated="5"/>
          <table:table-cell table:style-name="ce12" office:value-type="string" calcext:value-type="string" table:number-columns-spanned="16" table:number-rows-spanned="1">
            <text:p>Nibble</text:p>
          </table:table-cell>
          <table:covered-table-cell table:number-columns-repeated="15"/>
          <table:table-cell office:value-type="string" calcext:value-type="string">
            <text:p>Available Hosts</text:p>
          </table:table-cell>
          <table:table-cell table:number-columns-repeated="150"/>
        </table:table-row>
        <table:table-row table:style-name="ro2">
          <table:table-cell table:number-columns-repeated="315"/>
          <table:table-cell table:style-name="ce2" office:value-type="float" office:value="84" calcext:value-type="float">
            <text:p>84</text:p>
          </table:table-cell>
          <table:table-cell table:style-name="ce6" office:value-type="string" calcext:value-type="string" table:number-columns-spanned="16" table:number-rows-spanned="1">
            <text:p>0</text:p>
            <text:p>0-F</text:p>
          </table:table-cell>
          <table:covered-table-cell table:number-columns-repeated="15" table:style-name="ce7"/>
          <table:table-cell table:formula="of:=2^(128-[.LD134])" office:value-type="float" office:value="17592186044416" calcext:value-type="float">
            <text:p>17592186044416</text:p>
          </table:table-cell>
          <table:table-cell table:number-columns-repeated="150"/>
        </table:table-row>
        <table:table-row table:style-name="ro1">
          <table:table-cell table:number-columns-repeated="315"/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 table:number-columns-spanned="8" table:number-rows-spanned="1">
            <text:p>0-7</text:p>
          </table:table-cell>
          <table:covered-table-cell table:number-columns-repeated="7" table:style-name="ce7"/>
          <table:table-cell table:style-name="ce6" office:value-type="string" calcext:value-type="string" table:number-columns-spanned="8" table:number-rows-spanned="1">
            <text:p>8-F</text:p>
          </table:table-cell>
          <table:covered-table-cell table:number-columns-repeated="7" table:style-name="ce7"/>
          <table:table-cell table:formula="of:=2^(128-[.LD135])" office:value-type="float" office:value="8796093022208" calcext:value-type="float">
            <text:p>8796093022208</text:p>
          </table:table-cell>
          <table:table-cell table:number-columns-repeated="150"/>
        </table:table-row>
        <table:table-row table:style-name="ro1">
          <table:table-cell table:number-columns-repeated="315"/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 table:number-columns-spanned="4" table:number-rows-spanned="1">
            <text:p>0-3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4-7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8-B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C-F</text:p>
          </table:table-cell>
          <table:covered-table-cell table:number-columns-repeated="3" table:style-name="ce7"/>
          <table:table-cell table:formula="of:=2^(128-[.LD136])" office:value-type="float" office:value="4398046511104" calcext:value-type="float">
            <text:p>4398046511104</text:p>
          </table:table-cell>
          <table:table-cell table:number-columns-repeated="150"/>
        </table:table-row>
        <table:table-row table:style-name="ro1">
          <table:table-cell table:number-columns-repeated="315"/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 table:number-columns-spanned="2" table:number-rows-spanned="1">
            <text:p>0-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-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4-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-7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8-9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-B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-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E-F</text:p>
          </table:table-cell>
          <table:covered-table-cell table:style-name="ce7"/>
          <table:table-cell table:formula="of:=2^(128-[.LD137])" office:value-type="float" office:value="2199023255552" calcext:value-type="float">
            <text:p>2199023255552</text:p>
          </table:table-cell>
          <table:table-cell table:number-columns-repeated="150"/>
        </table:table-row>
        <table:table-row table:style-name="ro1">
          <table:table-cell table:number-columns-repeated="315"/>
          <table:table-cell table:style-name="ce3" office:value-type="float" office:value="88" calcext:value-type="float">
            <text:p>8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formula="of:=2^(128-[.LD138])" office:value-type="float" office:value="1099511627776" calcext:value-type="float">
            <text:p>1099511627776</text:p>
          </table:table-cell>
          <table:table-cell table:number-columns-repeated="150"/>
        </table:table-row>
        <table:table-row table:style-name="ro1">
          <table:table-cell table:number-columns-repeated="316"/>
          <table:table-cell table:style-name="ce8" table:number-columns-repeated="10"/>
          <table:table-cell table:style-name="ce10" table:number-columns-repeated="5"/>
          <table:table-cell table:style-name="ce12" office:value-type="string" calcext:value-type="string" table:number-columns-spanned="16" table:number-rows-spanned="1">
            <text:p>Nibble</text:p>
          </table:table-cell>
          <table:covered-table-cell table:number-columns-repeated="15"/>
          <table:table-cell office:value-type="string" calcext:value-type="string">
            <text:p>Available Hosts</text:p>
          </table:table-cell>
          <table:table-cell table:number-columns-repeated="135"/>
        </table:table-row>
        <table:table-row table:style-name="ro2">
          <table:table-cell table:number-columns-repeated="330"/>
          <table:table-cell table:style-name="ce2" office:value-type="float" office:value="88" calcext:value-type="float">
            <text:p>88</text:p>
          </table:table-cell>
          <table:table-cell table:style-name="ce6" office:value-type="string" calcext:value-type="string" table:number-columns-spanned="16" table:number-rows-spanned="1">
            <text:p>0</text:p>
            <text:p>0-F</text:p>
          </table:table-cell>
          <table:covered-table-cell table:number-columns-repeated="15" table:style-name="ce7"/>
          <table:table-cell table:formula="of:=2^(128-[.LS140])" office:value-type="float" office:value="1099511627776" calcext:value-type="float">
            <text:p>1099511627776</text:p>
          </table:table-cell>
          <table:table-cell table:number-columns-repeated="135"/>
        </table:table-row>
        <table:table-row table:style-name="ro1">
          <table:table-cell table:number-columns-repeated="330"/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 table:number-columns-spanned="8" table:number-rows-spanned="1">
            <text:p>0-7</text:p>
          </table:table-cell>
          <table:covered-table-cell table:number-columns-repeated="7" table:style-name="ce7"/>
          <table:table-cell table:style-name="ce6" office:value-type="string" calcext:value-type="string" table:number-columns-spanned="8" table:number-rows-spanned="1">
            <text:p>8-F</text:p>
          </table:table-cell>
          <table:covered-table-cell table:number-columns-repeated="7" table:style-name="ce7"/>
          <table:table-cell table:formula="of:=2^(128-[.LS141])" office:value-type="float" office:value="549755813888" calcext:value-type="float">
            <text:p>549755813888</text:p>
          </table:table-cell>
          <table:table-cell table:number-columns-repeated="135"/>
        </table:table-row>
        <table:table-row table:style-name="ro1">
          <table:table-cell table:number-columns-repeated="330"/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 table:number-columns-spanned="4" table:number-rows-spanned="1">
            <text:p>0-3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4-7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8-B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C-F</text:p>
          </table:table-cell>
          <table:covered-table-cell table:number-columns-repeated="3" table:style-name="ce7"/>
          <table:table-cell table:formula="of:=2^(128-[.LS142])" office:value-type="float" office:value="274877906944" calcext:value-type="float">
            <text:p>274877906944</text:p>
          </table:table-cell>
          <table:table-cell table:number-columns-repeated="135"/>
        </table:table-row>
        <table:table-row table:style-name="ro1">
          <table:table-cell table:number-columns-repeated="330"/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 table:number-columns-spanned="2" table:number-rows-spanned="1">
            <text:p>0-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-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4-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-7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8-9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-B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-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E-F</text:p>
          </table:table-cell>
          <table:covered-table-cell table:style-name="ce7"/>
          <table:table-cell table:formula="of:=2^(128-[.LS143])" office:value-type="float" office:value="137438953472" calcext:value-type="float">
            <text:p>137438953472</text:p>
          </table:table-cell>
          <table:table-cell table:number-columns-repeated="135"/>
        </table:table-row>
        <table:table-row table:style-name="ro1">
          <table:table-cell table:number-columns-repeated="330"/>
          <table:table-cell table:style-name="ce3" office:value-type="float" office:value="92" calcext:value-type="float">
            <text:p>9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formula="of:=2^(128-[.LS144])" office:value-type="float" office:value="68719476736" calcext:value-type="float">
            <text:p>68719476736</text:p>
          </table:table-cell>
          <table:table-cell table:number-columns-repeated="135"/>
        </table:table-row>
        <table:table-row table:style-name="ro1">
          <table:table-cell table:number-columns-repeated="331"/>
          <table:table-cell table:style-name="ce8" table:number-columns-repeated="10"/>
          <table:table-cell table:style-name="ce10" table:number-columns-repeated="5"/>
          <table:table-cell table:style-name="ce12" office:value-type="string" calcext:value-type="string" table:number-columns-spanned="16" table:number-rows-spanned="1">
            <text:p>Nibble</text:p>
          </table:table-cell>
          <table:covered-table-cell table:number-columns-repeated="15"/>
          <table:table-cell office:value-type="string" calcext:value-type="string">
            <text:p>Available Hosts</text:p>
          </table:table-cell>
          <table:table-cell table:number-columns-repeated="120"/>
        </table:table-row>
        <table:table-row table:style-name="ro2">
          <table:table-cell table:number-columns-repeated="345"/>
          <table:table-cell table:style-name="ce2" office:value-type="float" office:value="92" calcext:value-type="float">
            <text:p>92</text:p>
          </table:table-cell>
          <table:table-cell table:style-name="ce6" office:value-type="string" calcext:value-type="string" table:number-columns-spanned="16" table:number-rows-spanned="1">
            <text:p>0</text:p>
            <text:p>0-F</text:p>
          </table:table-cell>
          <table:covered-table-cell table:number-columns-repeated="15" table:style-name="ce7"/>
          <table:table-cell table:formula="of:=2^(128-[.MH146])" office:value-type="float" office:value="68719476736" calcext:value-type="float">
            <text:p>68719476736</text:p>
          </table:table-cell>
          <table:table-cell table:number-columns-repeated="120"/>
        </table:table-row>
        <table:table-row table:style-name="ro1">
          <table:table-cell table:number-columns-repeated="345"/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 table:number-columns-spanned="8" table:number-rows-spanned="1">
            <text:p>0-7</text:p>
          </table:table-cell>
          <table:covered-table-cell table:number-columns-repeated="7" table:style-name="ce7"/>
          <table:table-cell table:style-name="ce6" office:value-type="string" calcext:value-type="string" table:number-columns-spanned="8" table:number-rows-spanned="1">
            <text:p>8-F</text:p>
          </table:table-cell>
          <table:covered-table-cell table:number-columns-repeated="7" table:style-name="ce7"/>
          <table:table-cell table:formula="of:=2^(128-[.MH147])" office:value-type="float" office:value="34359738368" calcext:value-type="float">
            <text:p>34359738368</text:p>
          </table:table-cell>
          <table:table-cell table:number-columns-repeated="120"/>
        </table:table-row>
        <table:table-row table:style-name="ro1">
          <table:table-cell table:number-columns-repeated="345"/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 table:number-columns-spanned="4" table:number-rows-spanned="1">
            <text:p>0-3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4-7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8-B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C-F</text:p>
          </table:table-cell>
          <table:covered-table-cell table:number-columns-repeated="3" table:style-name="ce7"/>
          <table:table-cell table:formula="of:=2^(128-[.MH148])" office:value-type="float" office:value="17179869184" calcext:value-type="float">
            <text:p>17179869184</text:p>
          </table:table-cell>
          <table:table-cell table:number-columns-repeated="120"/>
        </table:table-row>
        <table:table-row table:style-name="ro1">
          <table:table-cell table:number-columns-repeated="345"/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 table:number-columns-spanned="2" table:number-rows-spanned="1">
            <text:p>0-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-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4-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-7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8-9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-B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-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E-F</text:p>
          </table:table-cell>
          <table:covered-table-cell table:style-name="ce7"/>
          <table:table-cell table:formula="of:=2^(128-[.MH149])" office:value-type="float" office:value="8589934592" calcext:value-type="float">
            <text:p>8589934592</text:p>
          </table:table-cell>
          <table:table-cell table:number-columns-repeated="120"/>
        </table:table-row>
        <table:table-row table:style-name="ro1">
          <table:table-cell table:number-columns-repeated="345"/>
          <table:table-cell table:style-name="ce3" office:value-type="float" office:value="96" calcext:value-type="float">
            <text:p>9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formula="of:=2^(128-[.MH150])" office:value-type="float" office:value="4294967296" calcext:value-type="float">
            <text:p>4294967296</text:p>
          </table:table-cell>
          <table:table-cell table:number-columns-repeated="120"/>
        </table:table-row>
        <table:table-row table:style-name="ro1">
          <table:table-cell table:number-columns-repeated="346"/>
          <table:table-cell table:style-name="ce8" table:number-columns-repeated="10"/>
          <table:table-cell table:style-name="ce10" table:number-columns-repeated="5"/>
          <table:table-cell table:style-name="ce17" office:value-type="string" calcext:value-type="string" table:number-columns-spanned="61" table:number-rows-spanned="1">
            <text:p>Quad Nibble</text:p>
          </table:table-cell>
          <table:covered-table-cell table:number-columns-repeated="60"/>
          <table:table-cell table:number-columns-repeated="61"/>
        </table:table-row>
        <table:table-row table:style-name="ro1">
          <table:table-cell table:number-columns-repeated="346"/>
          <table:table-cell table:style-name="ce8" table:number-columns-repeated="10"/>
          <table:table-cell table:style-name="ce10" table:number-columns-repeated="5"/>
          <table:table-cell table:style-name="ce12" office:value-type="string" calcext:value-type="string" table:number-columns-spanned="16" table:number-rows-spanned="1">
            <text:p>Nibble</text:p>
          </table:table-cell>
          <table:covered-table-cell table:number-columns-repeated="15"/>
          <table:table-cell office:value-type="string" calcext:value-type="string">
            <text:p>Available Hosts</text:p>
          </table:table-cell>
          <table:table-cell table:number-columns-repeated="105"/>
        </table:table-row>
        <table:table-row table:style-name="ro2">
          <table:table-cell table:number-columns-repeated="360"/>
          <table:table-cell table:style-name="ce2" office:value-type="float" office:value="96" calcext:value-type="float">
            <text:p>96</text:p>
          </table:table-cell>
          <table:table-cell table:style-name="ce6" office:value-type="string" calcext:value-type="string" table:number-columns-spanned="16" table:number-rows-spanned="1">
            <text:p>0</text:p>
            <text:p>0-F</text:p>
          </table:table-cell>
          <table:covered-table-cell table:number-columns-repeated="15" table:style-name="ce7"/>
          <table:table-cell table:formula="of:=2^(128-[.MW153])" office:value-type="float" office:value="4294967296" calcext:value-type="float">
            <text:p>4294967296</text:p>
          </table:table-cell>
          <table:table-cell table:number-columns-repeated="105"/>
        </table:table-row>
        <table:table-row table:style-name="ro1">
          <table:table-cell table:number-columns-repeated="360"/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 table:number-columns-spanned="8" table:number-rows-spanned="1">
            <text:p>0-7</text:p>
          </table:table-cell>
          <table:covered-table-cell table:number-columns-repeated="7" table:style-name="ce7"/>
          <table:table-cell table:style-name="ce6" office:value-type="string" calcext:value-type="string" table:number-columns-spanned="8" table:number-rows-spanned="1">
            <text:p>8-F</text:p>
          </table:table-cell>
          <table:covered-table-cell table:number-columns-repeated="7" table:style-name="ce7"/>
          <table:table-cell table:formula="of:=2^(128-[.MW154])" office:value-type="float" office:value="2147483648" calcext:value-type="float">
            <text:p>2147483648</text:p>
          </table:table-cell>
          <table:table-cell table:number-columns-repeated="105"/>
        </table:table-row>
        <table:table-row table:style-name="ro1">
          <table:table-cell table:number-columns-repeated="360"/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 table:number-columns-spanned="4" table:number-rows-spanned="1">
            <text:p>0-3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4-7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8-B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C-F</text:p>
          </table:table-cell>
          <table:covered-table-cell table:number-columns-repeated="3" table:style-name="ce7"/>
          <table:table-cell table:formula="of:=2^(128-[.MW155])" office:value-type="float" office:value="1073741824" calcext:value-type="float">
            <text:p>1073741824</text:p>
          </table:table-cell>
          <table:table-cell table:number-columns-repeated="105"/>
        </table:table-row>
        <table:table-row table:style-name="ro1">
          <table:table-cell table:number-columns-repeated="360"/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 table:number-columns-spanned="2" table:number-rows-spanned="1">
            <text:p>0-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-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4-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-7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8-9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-B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-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E-F</text:p>
          </table:table-cell>
          <table:covered-table-cell table:style-name="ce7"/>
          <table:table-cell table:formula="of:=2^(128-[.MW156])" office:value-type="float" office:value="536870912" calcext:value-type="float">
            <text:p>536870912</text:p>
          </table:table-cell>
          <table:table-cell table:number-columns-repeated="105"/>
        </table:table-row>
        <table:table-row table:style-name="ro1">
          <table:table-cell table:number-columns-repeated="360"/>
          <table:table-cell table:style-name="ce3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formula="of:=2^(128-[.MW157])" office:value-type="float" office:value="268435456" calcext:value-type="float">
            <text:p>268435456</text:p>
          </table:table-cell>
          <table:table-cell table:number-columns-repeated="105"/>
        </table:table-row>
        <table:table-row table:style-name="ro1">
          <table:table-cell table:number-columns-repeated="361"/>
          <table:table-cell table:style-name="ce8" table:number-columns-repeated="10"/>
          <table:table-cell table:style-name="ce10" table:number-columns-repeated="5"/>
          <table:table-cell table:style-name="ce12" office:value-type="string" calcext:value-type="string" table:number-columns-spanned="16" table:number-rows-spanned="1">
            <text:p>Nibble</text:p>
          </table:table-cell>
          <table:covered-table-cell table:number-columns-repeated="15"/>
          <table:table-cell office:value-type="string" calcext:value-type="string">
            <text:p>Available Hosts</text:p>
          </table:table-cell>
          <table:table-cell table:number-columns-repeated="90"/>
        </table:table-row>
        <table:table-row table:style-name="ro2">
          <table:table-cell table:number-columns-repeated="375"/>
          <table:table-cell table:style-name="ce2" office:value-type="float" office:value="100" calcext:value-type="float">
            <text:p>100</text:p>
          </table:table-cell>
          <table:table-cell table:style-name="ce6" office:value-type="string" calcext:value-type="string" table:number-columns-spanned="16" table:number-rows-spanned="1">
            <text:p>0</text:p>
            <text:p>0-F</text:p>
          </table:table-cell>
          <table:covered-table-cell table:number-columns-repeated="15" table:style-name="ce7"/>
          <table:table-cell table:formula="of:=2^(128-[.NL159])" office:value-type="float" office:value="268435456" calcext:value-type="float">
            <text:p>268435456</text:p>
          </table:table-cell>
          <table:table-cell table:number-columns-repeated="90"/>
        </table:table-row>
        <table:table-row table:style-name="ro1">
          <table:table-cell table:number-columns-repeated="375"/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 table:number-columns-spanned="8" table:number-rows-spanned="1">
            <text:p>0-7</text:p>
          </table:table-cell>
          <table:covered-table-cell table:number-columns-repeated="7" table:style-name="ce7"/>
          <table:table-cell table:style-name="ce6" office:value-type="string" calcext:value-type="string" table:number-columns-spanned="8" table:number-rows-spanned="1">
            <text:p>8-F</text:p>
          </table:table-cell>
          <table:covered-table-cell table:number-columns-repeated="7" table:style-name="ce7"/>
          <table:table-cell table:formula="of:=2^(128-[.NL160])" office:value-type="float" office:value="134217728" calcext:value-type="float">
            <text:p>134217728</text:p>
          </table:table-cell>
          <table:table-cell table:number-columns-repeated="90"/>
        </table:table-row>
        <table:table-row table:style-name="ro1">
          <table:table-cell table:number-columns-repeated="375"/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 table:number-columns-spanned="4" table:number-rows-spanned="1">
            <text:p>0-3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4-7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8-B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C-F</text:p>
          </table:table-cell>
          <table:covered-table-cell table:number-columns-repeated="3" table:style-name="ce7"/>
          <table:table-cell table:formula="of:=2^(128-[.NL161])" office:value-type="float" office:value="67108864" calcext:value-type="float">
            <text:p>67108864</text:p>
          </table:table-cell>
          <table:table-cell table:number-columns-repeated="90"/>
        </table:table-row>
        <table:table-row table:style-name="ro1">
          <table:table-cell table:number-columns-repeated="375"/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 table:number-columns-spanned="2" table:number-rows-spanned="1">
            <text:p>0-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-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4-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-7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8-9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-B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-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E-F</text:p>
          </table:table-cell>
          <table:covered-table-cell table:style-name="ce7"/>
          <table:table-cell table:formula="of:=2^(128-[.NL162])" office:value-type="float" office:value="33554432" calcext:value-type="float">
            <text:p>33554432</text:p>
          </table:table-cell>
          <table:table-cell table:number-columns-repeated="90"/>
        </table:table-row>
        <table:table-row table:style-name="ro1">
          <table:table-cell table:number-columns-repeated="375"/>
          <table:table-cell table:style-name="ce3" office:value-type="float" office:value="104" calcext:value-type="float">
            <text:p>10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formula="of:=2^(128-[.NL163])" office:value-type="float" office:value="16777216" calcext:value-type="float">
            <text:p>16777216</text:p>
          </table:table-cell>
          <table:table-cell table:number-columns-repeated="90"/>
        </table:table-row>
        <table:table-row table:style-name="ro1">
          <table:table-cell table:number-columns-repeated="376"/>
          <table:table-cell table:style-name="ce8" table:number-columns-repeated="10"/>
          <table:table-cell table:style-name="ce10" table:number-columns-repeated="5"/>
          <table:table-cell table:style-name="ce12" office:value-type="string" calcext:value-type="string" table:number-columns-spanned="16" table:number-rows-spanned="1">
            <text:p>Nibble</text:p>
          </table:table-cell>
          <table:covered-table-cell table:number-columns-repeated="15"/>
          <table:table-cell office:value-type="string" calcext:value-type="string">
            <text:p>Available Hosts</text:p>
          </table:table-cell>
          <table:table-cell table:number-columns-repeated="75"/>
        </table:table-row>
        <table:table-row table:style-name="ro2">
          <table:table-cell table:number-columns-repeated="390"/>
          <table:table-cell table:style-name="ce2" office:value-type="float" office:value="104" calcext:value-type="float">
            <text:p>104</text:p>
          </table:table-cell>
          <table:table-cell table:style-name="ce6" office:value-type="string" calcext:value-type="string" table:number-columns-spanned="16" table:number-rows-spanned="1">
            <text:p>0</text:p>
            <text:p>0-F</text:p>
          </table:table-cell>
          <table:covered-table-cell table:number-columns-repeated="15" table:style-name="ce7"/>
          <table:table-cell table:formula="of:=2^(128-[.OA165])" office:value-type="float" office:value="16777216" calcext:value-type="float">
            <text:p>16777216</text:p>
          </table:table-cell>
          <table:table-cell table:number-columns-repeated="75"/>
        </table:table-row>
        <table:table-row table:style-name="ro1">
          <table:table-cell table:number-columns-repeated="390"/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 table:number-columns-spanned="8" table:number-rows-spanned="1">
            <text:p>0-7</text:p>
          </table:table-cell>
          <table:covered-table-cell table:number-columns-repeated="7" table:style-name="ce7"/>
          <table:table-cell table:style-name="ce6" office:value-type="string" calcext:value-type="string" table:number-columns-spanned="8" table:number-rows-spanned="1">
            <text:p>8-F</text:p>
          </table:table-cell>
          <table:covered-table-cell table:number-columns-repeated="7" table:style-name="ce7"/>
          <table:table-cell table:formula="of:=2^(128-[.OA166])" office:value-type="float" office:value="8388608" calcext:value-type="float">
            <text:p>8388608</text:p>
          </table:table-cell>
          <table:table-cell table:number-columns-repeated="75"/>
        </table:table-row>
        <table:table-row table:style-name="ro1">
          <table:table-cell table:number-columns-repeated="390"/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 table:number-columns-spanned="4" table:number-rows-spanned="1">
            <text:p>0-3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4-7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8-B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C-F</text:p>
          </table:table-cell>
          <table:covered-table-cell table:number-columns-repeated="3" table:style-name="ce7"/>
          <table:table-cell table:formula="of:=2^(128-[.OA167])" office:value-type="float" office:value="4194304" calcext:value-type="float">
            <text:p>4194304</text:p>
          </table:table-cell>
          <table:table-cell table:number-columns-repeated="75"/>
        </table:table-row>
        <table:table-row table:style-name="ro1">
          <table:table-cell table:number-columns-repeated="390"/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 table:number-columns-spanned="2" table:number-rows-spanned="1">
            <text:p>0-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-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4-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-7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8-9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-B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-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E-F</text:p>
          </table:table-cell>
          <table:covered-table-cell table:style-name="ce7"/>
          <table:table-cell table:formula="of:=2^(128-[.OA168])" office:value-type="float" office:value="2097152" calcext:value-type="float">
            <text:p>2097152</text:p>
          </table:table-cell>
          <table:table-cell table:number-columns-repeated="75"/>
        </table:table-row>
        <table:table-row table:style-name="ro1">
          <table:table-cell table:number-columns-repeated="390"/>
          <table:table-cell table:style-name="ce3" office:value-type="float" office:value="108" calcext:value-type="float">
            <text:p>10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formula="of:=2^(128-[.OA169])" office:value-type="float" office:value="1048576" calcext:value-type="float">
            <text:p>1048576</text:p>
          </table:table-cell>
          <table:table-cell table:number-columns-repeated="75"/>
        </table:table-row>
        <table:table-row table:style-name="ro1">
          <table:table-cell table:number-columns-repeated="391"/>
          <table:table-cell table:style-name="ce8" table:number-columns-repeated="10"/>
          <table:table-cell table:style-name="ce10" table:number-columns-repeated="5"/>
          <table:table-cell table:style-name="ce12" office:value-type="string" calcext:value-type="string" table:number-columns-spanned="16" table:number-rows-spanned="1">
            <text:p>Nibble</text:p>
          </table:table-cell>
          <table:covered-table-cell table:number-columns-repeated="15"/>
          <table:table-cell office:value-type="string" calcext:value-type="string">
            <text:p>Available Hosts</text:p>
          </table:table-cell>
          <table:table-cell table:number-columns-repeated="60"/>
        </table:table-row>
        <table:table-row table:style-name="ro2">
          <table:table-cell table:number-columns-repeated="405"/>
          <table:table-cell table:style-name="ce2" office:value-type="float" office:value="108" calcext:value-type="float">
            <text:p>108</text:p>
          </table:table-cell>
          <table:table-cell table:style-name="ce6" office:value-type="string" calcext:value-type="string" table:number-columns-spanned="16" table:number-rows-spanned="1">
            <text:p>0</text:p>
            <text:p>0-F</text:p>
          </table:table-cell>
          <table:covered-table-cell table:number-columns-repeated="15" table:style-name="ce7"/>
          <table:table-cell table:formula="of:=2^(128-[.OP171])" office:value-type="float" office:value="1048576" calcext:value-type="float">
            <text:p>1048576</text:p>
          </table:table-cell>
          <table:table-cell table:number-columns-repeated="60"/>
        </table:table-row>
        <table:table-row table:style-name="ro1">
          <table:table-cell table:number-columns-repeated="405"/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 table:number-columns-spanned="8" table:number-rows-spanned="1">
            <text:p>0-7</text:p>
          </table:table-cell>
          <table:covered-table-cell table:number-columns-repeated="7" table:style-name="ce7"/>
          <table:table-cell table:style-name="ce6" office:value-type="string" calcext:value-type="string" table:number-columns-spanned="8" table:number-rows-spanned="1">
            <text:p>8-F</text:p>
          </table:table-cell>
          <table:covered-table-cell table:number-columns-repeated="7" table:style-name="ce7"/>
          <table:table-cell table:formula="of:=2^(128-[.OP172])" office:value-type="float" office:value="524288" calcext:value-type="float">
            <text:p>524288</text:p>
          </table:table-cell>
          <table:table-cell table:number-columns-repeated="60"/>
        </table:table-row>
        <table:table-row table:style-name="ro1">
          <table:table-cell table:number-columns-repeated="405"/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 table:number-columns-spanned="4" table:number-rows-spanned="1">
            <text:p>0-3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4-7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8-B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C-F</text:p>
          </table:table-cell>
          <table:covered-table-cell table:number-columns-repeated="3" table:style-name="ce7"/>
          <table:table-cell table:formula="of:=2^(128-[.OP173])" office:value-type="float" office:value="262144" calcext:value-type="float">
            <text:p>262144</text:p>
          </table:table-cell>
          <table:table-cell table:number-columns-repeated="60"/>
        </table:table-row>
        <table:table-row table:style-name="ro1">
          <table:table-cell table:number-columns-repeated="405"/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 table:number-columns-spanned="2" table:number-rows-spanned="1">
            <text:p>0-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-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4-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-7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8-9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-B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-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E-F</text:p>
          </table:table-cell>
          <table:covered-table-cell table:style-name="ce7"/>
          <table:table-cell table:formula="of:=2^(128-[.OP174])" office:value-type="float" office:value="131072" calcext:value-type="float">
            <text:p>131072</text:p>
          </table:table-cell>
          <table:table-cell table:number-columns-repeated="60"/>
        </table:table-row>
        <table:table-row table:style-name="ro1">
          <table:table-cell table:number-columns-repeated="405"/>
          <table:table-cell table:style-name="ce3" office:value-type="float" office:value="112" calcext:value-type="float">
            <text:p>1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formula="of:=2^(128-[.OP175])" office:value-type="float" office:value="65536" calcext:value-type="float">
            <text:p>65536</text:p>
          </table:table-cell>
          <table:table-cell table:number-columns-repeated="60"/>
        </table:table-row>
        <table:table-row table:style-name="ro1">
          <table:table-cell table:number-columns-repeated="406"/>
          <table:table-cell table:style-name="ce8" table:number-columns-repeated="10"/>
          <table:table-cell table:style-name="ce10" table:number-columns-repeated="5"/>
          <table:table-cell table:style-name="ce17" office:value-type="string" calcext:value-type="string" table:number-columns-spanned="61" table:number-rows-spanned="1">
            <text:p>Quad Nibble</text:p>
          </table:table-cell>
          <table:covered-table-cell table:number-columns-repeated="60"/>
          <table:table-cell/>
        </table:table-row>
        <table:table-row table:style-name="ro1">
          <table:table-cell table:number-columns-repeated="406"/>
          <table:table-cell table:style-name="ce8" table:number-columns-repeated="10"/>
          <table:table-cell table:style-name="ce10" table:number-columns-repeated="5"/>
          <table:table-cell table:style-name="ce12" office:value-type="string" calcext:value-type="string" table:number-columns-spanned="16" table:number-rows-spanned="1">
            <text:p>Nibble</text:p>
          </table:table-cell>
          <table:covered-table-cell table:number-columns-repeated="15"/>
          <table:table-cell office:value-type="string" calcext:value-type="string">
            <text:p>Available Hosts</text:p>
          </table:table-cell>
          <table:table-cell table:number-columns-repeated="45"/>
        </table:table-row>
        <table:table-row table:style-name="ro2">
          <table:table-cell table:number-columns-repeated="420"/>
          <table:table-cell table:style-name="ce2" office:value-type="float" office:value="112" calcext:value-type="float">
            <text:p>112</text:p>
          </table:table-cell>
          <table:table-cell table:style-name="ce6" office:value-type="string" calcext:value-type="string" table:number-columns-spanned="16" table:number-rows-spanned="1">
            <text:p>0</text:p>
            <text:p>0-F</text:p>
          </table:table-cell>
          <table:covered-table-cell table:number-columns-repeated="15" table:style-name="ce7"/>
          <table:table-cell table:formula="of:=2^(128-[.PE178])" office:value-type="float" office:value="65536" calcext:value-type="float">
            <text:p>65536</text:p>
          </table:table-cell>
          <table:table-cell table:number-columns-repeated="45"/>
        </table:table-row>
        <table:table-row table:style-name="ro1">
          <table:table-cell table:number-columns-repeated="420"/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 table:number-columns-spanned="8" table:number-rows-spanned="1">
            <text:p>0-7</text:p>
          </table:table-cell>
          <table:covered-table-cell table:number-columns-repeated="7" table:style-name="ce7"/>
          <table:table-cell table:style-name="ce6" office:value-type="string" calcext:value-type="string" table:number-columns-spanned="8" table:number-rows-spanned="1">
            <text:p>8-F</text:p>
          </table:table-cell>
          <table:covered-table-cell table:number-columns-repeated="7" table:style-name="ce7"/>
          <table:table-cell table:formula="of:=2^(128-[.PE179])" office:value-type="float" office:value="32768" calcext:value-type="float">
            <text:p>32768</text:p>
          </table:table-cell>
          <table:table-cell table:number-columns-repeated="45"/>
        </table:table-row>
        <table:table-row table:style-name="ro1">
          <table:table-cell table:number-columns-repeated="420"/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 table:number-columns-spanned="4" table:number-rows-spanned="1">
            <text:p>0-3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4-7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8-B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C-F</text:p>
          </table:table-cell>
          <table:covered-table-cell table:number-columns-repeated="3" table:style-name="ce7"/>
          <table:table-cell table:formula="of:=2^(128-[.PE180])" office:value-type="float" office:value="16384" calcext:value-type="float">
            <text:p>16384</text:p>
          </table:table-cell>
          <table:table-cell table:number-columns-repeated="45"/>
        </table:table-row>
        <table:table-row table:style-name="ro1">
          <table:table-cell table:number-columns-repeated="420"/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 table:number-columns-spanned="2" table:number-rows-spanned="1">
            <text:p>0-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-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4-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-7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8-9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-B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-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E-F</text:p>
          </table:table-cell>
          <table:covered-table-cell table:style-name="ce7"/>
          <table:table-cell table:formula="of:=2^(128-[.PE181])" office:value-type="float" office:value="8192" calcext:value-type="float">
            <text:p>8192</text:p>
          </table:table-cell>
          <table:table-cell table:number-columns-repeated="45"/>
        </table:table-row>
        <table:table-row table:style-name="ro1">
          <table:table-cell table:number-columns-repeated="420"/>
          <table:table-cell table:style-name="ce3" office:value-type="float" office:value="116" calcext:value-type="float">
            <text:p>1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formula="of:=2^(128-[.PE182])" office:value-type="float" office:value="4096" calcext:value-type="float">
            <text:p>4096</text:p>
          </table:table-cell>
          <table:table-cell table:number-columns-repeated="45"/>
        </table:table-row>
        <table:table-row table:style-name="ro1">
          <table:table-cell table:number-columns-repeated="421"/>
          <table:table-cell table:style-name="ce8" table:number-columns-repeated="10"/>
          <table:table-cell table:style-name="ce10" table:number-columns-repeated="5"/>
          <table:table-cell table:style-name="ce12" office:value-type="string" calcext:value-type="string" table:number-columns-spanned="16" table:number-rows-spanned="1">
            <text:p>Nibble</text:p>
          </table:table-cell>
          <table:covered-table-cell table:number-columns-repeated="15"/>
          <table:table-cell office:value-type="string" calcext:value-type="string">
            <text:p>Available Hosts</text:p>
          </table:table-cell>
          <table:table-cell table:number-columns-repeated="30"/>
        </table:table-row>
        <table:table-row table:style-name="ro2">
          <table:table-cell table:number-columns-repeated="435"/>
          <table:table-cell table:style-name="ce2" office:value-type="float" office:value="116" calcext:value-type="float">
            <text:p>116</text:p>
          </table:table-cell>
          <table:table-cell table:style-name="ce6" office:value-type="string" calcext:value-type="string" table:number-columns-spanned="16" table:number-rows-spanned="1">
            <text:p>0</text:p>
            <text:p>0-F</text:p>
          </table:table-cell>
          <table:covered-table-cell table:number-columns-repeated="15" table:style-name="ce7"/>
          <table:table-cell table:formula="of:=2^(128-[.PT184])" office:value-type="float" office:value="4096" calcext:value-type="float">
            <text:p>4096</text:p>
          </table:table-cell>
          <table:table-cell table:number-columns-repeated="30"/>
        </table:table-row>
        <table:table-row table:style-name="ro1">
          <table:table-cell table:number-columns-repeated="435"/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 table:number-columns-spanned="8" table:number-rows-spanned="1">
            <text:p>0-7</text:p>
          </table:table-cell>
          <table:covered-table-cell table:number-columns-repeated="7" table:style-name="ce7"/>
          <table:table-cell table:style-name="ce6" office:value-type="string" calcext:value-type="string" table:number-columns-spanned="8" table:number-rows-spanned="1">
            <text:p>8-F</text:p>
          </table:table-cell>
          <table:covered-table-cell table:number-columns-repeated="7" table:style-name="ce7"/>
          <table:table-cell table:formula="of:=2^(128-[.PT185])" office:value-type="float" office:value="2048" calcext:value-type="float">
            <text:p>2048</text:p>
          </table:table-cell>
          <table:table-cell table:number-columns-repeated="30"/>
        </table:table-row>
        <table:table-row table:style-name="ro1">
          <table:table-cell table:number-columns-repeated="435"/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 table:number-columns-spanned="4" table:number-rows-spanned="1">
            <text:p>0-3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4-7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8-B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C-F</text:p>
          </table:table-cell>
          <table:covered-table-cell table:number-columns-repeated="3" table:style-name="ce7"/>
          <table:table-cell table:formula="of:=2^(128-[.PT186])" office:value-type="float" office:value="1024" calcext:value-type="float">
            <text:p>1024</text:p>
          </table:table-cell>
          <table:table-cell table:number-columns-repeated="30"/>
        </table:table-row>
        <table:table-row table:style-name="ro1">
          <table:table-cell table:number-columns-repeated="435"/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 table:number-columns-spanned="2" table:number-rows-spanned="1">
            <text:p>0-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-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4-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-7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8-9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-B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-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E-F</text:p>
          </table:table-cell>
          <table:covered-table-cell table:style-name="ce7"/>
          <table:table-cell table:formula="of:=2^(128-[.PT187])" office:value-type="float" office:value="512" calcext:value-type="float">
            <text:p>512</text:p>
          </table:table-cell>
          <table:table-cell table:number-columns-repeated="30"/>
        </table:table-row>
        <table:table-row table:style-name="ro1">
          <table:table-cell table:number-columns-repeated="435"/>
          <table:table-cell table:style-name="ce3" office:value-type="float" office:value="120" calcext:value-type="float">
            <text:p>1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formula="of:=2^(128-[.PT188])" office:value-type="float" office:value="256" calcext:value-type="float">
            <text:p>256</text:p>
          </table:table-cell>
          <table:table-cell table:number-columns-repeated="30"/>
        </table:table-row>
        <table:table-row table:style-name="ro1">
          <table:table-cell table:number-columns-repeated="436"/>
          <table:table-cell table:style-name="ce8" table:number-columns-repeated="10"/>
          <table:table-cell table:style-name="ce10" table:number-columns-repeated="5"/>
          <table:table-cell table:style-name="ce12" office:value-type="string" calcext:value-type="string" table:number-columns-spanned="16" table:number-rows-spanned="1">
            <text:p>Nibble</text:p>
          </table:table-cell>
          <table:covered-table-cell table:number-columns-repeated="15"/>
          <table:table-cell office:value-type="string" calcext:value-type="string">
            <text:p>Available Hosts</text:p>
          </table:table-cell>
          <table:table-cell table:number-columns-repeated="15"/>
        </table:table-row>
        <table:table-row table:style-name="ro2">
          <table:table-cell table:number-columns-repeated="450"/>
          <table:table-cell table:style-name="ce2" office:value-type="float" office:value="120" calcext:value-type="float">
            <text:p>120</text:p>
          </table:table-cell>
          <table:table-cell table:style-name="ce6" office:value-type="string" calcext:value-type="string" table:number-columns-spanned="16" table:number-rows-spanned="1">
            <text:p>0</text:p>
            <text:p>0-F</text:p>
          </table:table-cell>
          <table:covered-table-cell table:number-columns-repeated="15" table:style-name="ce7"/>
          <table:table-cell table:formula="of:=2^(128-[.QI190])" office:value-type="float" office:value="256" calcext:value-type="float">
            <text:p>256</text:p>
          </table:table-cell>
          <table:table-cell table:number-columns-repeated="15"/>
        </table:table-row>
        <table:table-row table:style-name="ro1">
          <table:table-cell table:number-columns-repeated="450"/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 table:number-columns-spanned="8" table:number-rows-spanned="1">
            <text:p>0-7</text:p>
          </table:table-cell>
          <table:covered-table-cell table:number-columns-repeated="7" table:style-name="ce7"/>
          <table:table-cell table:style-name="ce6" office:value-type="string" calcext:value-type="string" table:number-columns-spanned="8" table:number-rows-spanned="1">
            <text:p>8-F</text:p>
          </table:table-cell>
          <table:covered-table-cell table:number-columns-repeated="7" table:style-name="ce7"/>
          <table:table-cell table:formula="of:=2^(128-[.QI191])" office:value-type="float" office:value="128" calcext:value-type="float">
            <text:p>128</text:p>
          </table:table-cell>
          <table:table-cell table:number-columns-repeated="15"/>
        </table:table-row>
        <table:table-row table:style-name="ro1">
          <table:table-cell table:number-columns-repeated="450"/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 table:number-columns-spanned="4" table:number-rows-spanned="1">
            <text:p>0-3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4-7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8-B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C-F</text:p>
          </table:table-cell>
          <table:covered-table-cell table:number-columns-repeated="3" table:style-name="ce7"/>
          <table:table-cell table:formula="of:=2^(128-[.QI192])" office:value-type="float" office:value="64" calcext:value-type="float">
            <text:p>64</text:p>
          </table:table-cell>
          <table:table-cell table:number-columns-repeated="15"/>
        </table:table-row>
        <table:table-row table:style-name="ro1">
          <table:table-cell table:number-columns-repeated="450"/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 table:number-columns-spanned="2" table:number-rows-spanned="1">
            <text:p>0-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-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4-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-7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8-9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-B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-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E-F</text:p>
          </table:table-cell>
          <table:covered-table-cell table:style-name="ce7"/>
          <table:table-cell table:formula="of:=2^(128-[.QI193])"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table:number-columns-repeated="450"/>
          <table:table-cell table:style-name="ce3" office:value-type="float" office:value="124" calcext:value-type="float">
            <text:p>1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formula="of:=2^(128-[.QI194])"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table:number-columns-repeated="451"/>
          <table:table-cell table:style-name="ce8" table:number-columns-repeated="10"/>
          <table:table-cell table:style-name="ce10" table:number-columns-repeated="5"/>
          <table:table-cell table:style-name="ce12" office:value-type="string" calcext:value-type="string" table:number-columns-spanned="16" table:number-rows-spanned="1">
            <text:p>Nibble</text:p>
          </table:table-cell>
          <table:covered-table-cell table:number-columns-repeated="15"/>
          <table:table-cell office:value-type="string" calcext:value-type="string">
            <text:p>Available Hosts</text:p>
          </table:table-cell>
        </table:table-row>
        <table:table-row table:style-name="ro2">
          <table:table-cell table:number-columns-repeated="465"/>
          <table:table-cell table:style-name="ce2" office:value-type="float" office:value="124" calcext:value-type="float">
            <text:p>124</text:p>
          </table:table-cell>
          <table:table-cell table:style-name="ce6" office:value-type="string" calcext:value-type="string" table:number-columns-spanned="16" table:number-rows-spanned="1">
            <text:p>0</text:p>
            <text:p>0-F</text:p>
          </table:table-cell>
          <table:covered-table-cell table:number-columns-repeated="15" table:style-name="ce7"/>
          <table:table-cell table:formula="of:=2^(128-[.QX196])" office:value-type="float" office:value="16" calcext:value-type="float">
            <text:p>16</text:p>
          </table:table-cell>
        </table:table-row>
        <table:table-row table:style-name="ro1">
          <table:table-cell table:number-columns-repeated="465"/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 table:number-columns-spanned="8" table:number-rows-spanned="1">
            <text:p>0-7</text:p>
          </table:table-cell>
          <table:covered-table-cell table:number-columns-repeated="7" table:style-name="ce7"/>
          <table:table-cell table:style-name="ce6" office:value-type="string" calcext:value-type="string" table:number-columns-spanned="8" table:number-rows-spanned="1">
            <text:p>8-F</text:p>
          </table:table-cell>
          <table:covered-table-cell table:number-columns-repeated="7" table:style-name="ce7"/>
          <table:table-cell table:formula="of:=2^(128-[.QX197])" office:value-type="float" office:value="8" calcext:value-type="float">
            <text:p>8</text:p>
          </table:table-cell>
        </table:table-row>
        <table:table-row table:style-name="ro1">
          <table:table-cell table:number-columns-repeated="465"/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 table:number-columns-spanned="4" table:number-rows-spanned="1">
            <text:p>0-3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4-7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8-B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C-F</text:p>
          </table:table-cell>
          <table:covered-table-cell table:number-columns-repeated="3" table:style-name="ce7"/>
          <table:table-cell table:formula="of:=2^(128-[.QX198])" office:value-type="float" office:value="4" calcext:value-type="float">
            <text:p>4</text:p>
          </table:table-cell>
        </table:table-row>
        <table:table-row table:style-name="ro1">
          <table:table-cell table:number-columns-repeated="465"/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 table:number-columns-spanned="2" table:number-rows-spanned="1">
            <text:p>0-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-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4-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-7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8-9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-B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-D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E-F</text:p>
          </table:table-cell>
          <table:covered-table-cell table:style-name="ce7"/>
          <table:table-cell table:formula="of:=2^(128-[.QX199])" office:value-type="float" office:value="2" calcext:value-type="float">
            <text:p>2</text:p>
          </table:table-cell>
        </table:table-row>
        <table:table-row table:style-name="ro1">
          <table:table-cell table:number-columns-repeated="465"/>
          <table:table-cell table:style-name="ce3" office:value-type="float" office:value="128" calcext:value-type="float">
            <text:p>12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formula="of:=2^(128-[.QX200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008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Penglase</meta:initial-creator>
    <meta:creation-date>2015-06-26T22:15:34.075994632</meta:creation-date>
    <dc:date>2015-06-27T00:28:31.251579870</dc:date>
    <dc:creator>Brandon Penglase</dc:creator>
    <meta:editing-duration>PT26M40S</meta:editing-duration>
    <meta:editing-cycles>2</meta:editing-cycles>
    <meta:generator>LibreOffice/4.4.3.2$Linux_X86_64 LibreOffice_project/40m0$Build-2</meta:generator>
    <meta:document-statistic meta:table-count="1" meta:cell-count="1384" meta:object-count="0"/>
  </office:meta>
</office:document-meta>
</file>